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Ubuntu2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fo:break-before="page" style:text-autospace="ideograph-alpha" style:punctuation-wrap="hanging" style:line-break="strict">
        <style:tab-stops/>
      </style:paragraph-properties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hyphenate="false" fo:hyphenation-remain-char-count="2" fo:hyphenation-push-char-count="2"/>
    </style:style>
    <style:style style:name="P1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</style:style>
    <style:style style:name="P1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language-complex="nl" style:country-complex="NL" style:font-style-complex="normal" style:font-weight-complex="normal"/>
    </style:style>
    <style:style style:name="P1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name-asian="Times New Roman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P1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name-asian="Times New Roman" style:font-size-asian="10pt" style:language-asian="nl" style:country-asian="NL" style:font-style-asian="normal" style:font-weight-asian="normal" style:font-name-complex="Bitstream Vera Sans" style:font-size-complex="10pt" style:language-complex="ar" style:country-complex="SA" style:font-style-complex="normal" style:font-weight-complex="normal"/>
    </style:style>
    <style:style style:name="P2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name-asian="Times New Roman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P2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fo:language="nl" fo:country="NL" fo:font-weight="normal" fo:background-color="transparent" style:language-asian="nl" style:country-asian="NL" style:font-weight-asian="normal" style:font-weight-complex="normal"/>
    </style:style>
    <style:style style:name="P2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language="nl" fo:country="NL"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</style:style>
    <style:style style:name="P2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font-name="Bitstream Vera Sans" fo:font-size="10pt" style:font-size-asian="10pt" style:font-name-complex="Bitstream Vera Sans" style:font-size-complex="10pt"/>
    </style:style>
    <style:style style:name="P28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9" style:family="paragraph" style:parent-style-name="Standard" style:list-style-name="L2"/>
    <style:style style:name="P30" style:family="paragraph" style:parent-style-name="Standard" style:list-style-name="L2"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 style:list-style-name="L2"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2" style:family="paragraph" style:parent-style-name="Standard" style:list-style-name="L2"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3" style:family="paragraph" style:parent-style-name="Standard" style:list-style-name="L2">
      <style:text-properties fo:color="#000000" style:font-name="Ubuntu4" fo:font-size="10.5pt" style:font-size-asian="10.5pt" style:font-size-complex="10.5pt"/>
    </style:style>
    <style:style style:name="P34" style:family="paragraph" style:parent-style-name="Standard" style:list-style-name="L2">
      <style:text-properties fo:color="#000000" style:font-name="Ubuntu4" fo:font-size="10.5pt" fo:font-style="normal" style:font-size-asian="10.5pt" style:font-style-asian="normal" style:font-size-complex="10.5pt" style:font-style-complex="normal"/>
    </style:style>
    <style:style style:name="P35" style:family="paragraph" style:parent-style-name="Standard" style:list-style-name="L2">
      <style:text-properties fo:color="#000000" style:text-line-through-style="none" fo:language="nl" fo:country="NL" fo:font-weight="normal" fo:background-color="transparent" style:language-asian="nl" style:country-asian="NL" style:font-weight-asian="normal" style:font-weight-complex="normal"/>
    </style:style>
    <style:style style:name="P36" style:family="paragraph" style:parent-style-name="Standard" style:list-style-name="L2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7" style:family="paragraph" style:parent-style-name="Standard" style:list-style-name="L2">
      <style:text-properties fo:font-style="normal" style:font-style-asian="normal" style:font-style-complex="normal"/>
    </style:style>
    <style:style style:name="P38" style:family="paragraph" style:parent-style-name="Standard" style:list-style-name="L3">
      <style:text-properties style:font-name="Bitstream Vera Sans" fo:font-size="10pt" fo:language="nl" fo:country="NL" fo:background-color="transparent" style:font-size-asian="10pt" style:language-asian="nl" style:country-asian="NL" style:font-name-complex="Bitstream Vera Sans" style:font-size-complex="10pt"/>
    </style:style>
    <style:style style:name="P39" style:family="paragraph" style:parent-style-name="Standard" style:list-style-name="L2">
      <style:paragraph-properties fo:break-before="pag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fo:background-color="transparent" style:font-size-asian="10.5pt" style:language-asian="nl" style:country-asian="NL" style:font-name-complex="Bitstream Vera Sans" style:font-size-complex="10.5pt"/>
    </style:style>
    <style:style style:name="T3" style:family="text">
      <style:text-properties fo:language="nl" fo:country="N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4" style:family="text">
      <style:text-properties fo:language="nl" fo:country="NL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5" style:family="text">
      <style:text-properties fo:language="nl" fo:country="NL" fo:font-weight="normal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6" style:family="text">
      <style:text-properties fo:language="nl" fo:country="NL" fo:font-weight="bold" style:font-size-asian="10.5pt" style:language-asian="nl" style:country-asian="NL" style:font-weight-asian="bold" style:font-name-complex="Bitstream Vera Sans" style:font-size-complex="10.5pt" style:font-weight-complex="bold"/>
    </style:style>
    <style:style style:name="T7" style:family="text">
      <style:text-properties fo:color="#000000" style:text-line-through-style="none" style:font-name="Ubuntu4" fo:font-size="10.5pt" fo:language="nl" fo:country="NL" fo:font-style="normal" style:text-underline-style="none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8" style:family="text">
      <style:text-properties fo:color="#000000" style:text-line-through-style="none" style:font-name="Ubuntu4" fo:font-size="10.5pt" fo:language="nl" fo:country="NL" fo:font-style="normal" style:text-underline-style="none" fo:font-weight="bold" fo:background-color="transparent" style:font-size-asian="10.5pt" style:language-asian="nl" style:country-asian="NL" style:font-style-asian="normal" style:font-weight-asian="bold" style:font-name-complex="Bitstream Vera Sans" style:font-size-complex="10.5pt" style:font-style-complex="normal" style:font-weight-complex="bold"/>
    </style:style>
    <style:style style:name="T9" style:family="text">
      <style:text-properties fo:color="#000000" style:text-line-through-style="none" style:font-name="Ubuntu4" fo:font-size="10.5pt" fo:language="nl" fo:country="NL" fo:font-style="normal" style:text-underline-style="none" fo:font-weight="bold" style:font-size-asian="10.5pt" style:language-asian="nl" style:country-asian="NL" style:font-style-asian="normal" style:font-weight-asian="bold" style:font-name-complex="Bitstream Vera Sans" style:font-size-complex="10.5pt" style:font-style-complex="normal" style:font-weight-complex="bold"/>
    </style:style>
    <style:style style:name="T10" style:family="text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11" style:family="text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12" style:family="text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T13" style:family="text">
      <style:text-properties fo:color="#000000" style:text-line-through-style="none" style:font-name="Ubuntu4" fo:font-size="10.5pt" fo:language="nl" fo:country="NL" fo:font-style="normal" style:text-underline-style="none" fo:font-weight="normal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14" style:family="text">
      <style:text-properties fo:color="#000000" style:text-line-through-style="none" style:font-name="Ubuntu4" fo:font-size="10.5pt" fo:language="nl" fo:country="NL" fo:font-style="normal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15" style:family="text">
      <style:text-properties fo:color="#000000" style:text-line-through-style="none" style:font-name="Ubuntu4" fo:font-size="10.5pt" style:text-underline-style="none" style:font-size-asian="10.5pt" style:font-size-complex="10.5pt"/>
    </style:style>
    <style:style style:name="T16" style:family="text">
      <style:text-properties fo:color="#000000" style:text-line-through-style="none" style:font-name="Ubuntu4" fo:font-size="10.5pt" fo:font-style="normal" style:font-name-asian="DejaVu Sans1" style:font-size-asian="10.5pt" style:font-size-complex="10.5pt"/>
    </style:style>
    <style:style style:name="T17" style:family="text">
      <style:text-properties fo:color="#000000" style:text-line-through-style="none" fo:language="nl" fo:country="NL" fo:font-style="normal" fo:font-weight="normal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18" style:family="text">
      <style:text-properties fo:color="#000000" style:text-line-through-style="none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19" style:family="text">
      <style:text-properties fo:color="#000000" style:text-line-through-style="none" fo:language="nl" fo:country="NL" fo:font-style="normal" style:text-underline-style="none" fo:background-color="transparent" style:font-name-asian="DejaVu Sans1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20" style:family="text">
      <style:text-properties fo:color="#000000" style:text-line-through-style="none" fo:language="nl" fo:country="NL" fo:font-style="normal" style:text-underline-style="none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21" style:family="text">
      <style:text-properties fo:color="#000000" style:text-line-through-style="none" fo:language="nl" fo:country="NL" fo:font-style="normal" style:text-underline-style="none" fo:background-color="transparent" style:font-size-asian="10pt" style:language-asian="nl" style:country-asian="NL" style:font-style-asian="normal" style:font-name-complex="Bitstream Vera Sans" style:font-size-complex="10pt" style:font-style-complex="normal"/>
    </style:style>
    <style:style style:name="T22" style:family="text">
      <style:text-properties fo:color="#000000" style:text-line-through-style="none" fo:language="nl" fo:country="NL" fo:font-weight="normal" fo:background-color="transparent" style:font-size-asian="10.5pt" style:language-asian="nl" style:country-asian="NL" style:font-weight-asian="normal" style:font-size-complex="10.5pt" style:language-complex="ar" style:country-complex="SA" style:font-weight-complex="normal"/>
    </style:style>
    <style:style style:name="T23" style:family="text">
      <style:text-properties fo:color="#000000" style:text-line-through-style="none" fo:language="nl" fo:country="NL" fo:font-weight="normal" fo:background-color="transparent" style:font-name-asian="DejaVu Sans1" style:font-size-asian="10pt" style:language-asian="nl" style:country-asian="NL" style:font-weight-asian="normal" style:font-name-complex="Bitstream Vera Sans" style:font-size-complex="10pt" style:font-weight-complex="normal"/>
    </style:style>
    <style:style style:name="T24" style:family="text">
      <style:text-properties fo:color="#000000" style:text-line-through-style="none" fo:language="nl" fo:country="NL" style:text-underline-style="none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25" style:family="text">
      <style:text-properties fo:color="#000000" style:text-line-through-style="none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font-name="Bitstream Vera Sans" fo:font-size="10pt" fo:language="nl" fo:country="NL" fo:font-style="normal" style:text-underline-style="none" fo:font-weight="normal" fo:background-color="transparent" style:font-name-asian="DejaVu Sans1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font-name="Bitstream Vera Sans" fo:language="nl" fo:country="NL" fo:font-weight="normal" fo:background-color="transparent" style:font-size-asian="10.5pt" style:language-asian="nl" style:country-asian="NL" style:font-weight-asian="normal" style:font-name-complex="Bitstream Vera Sans" style:font-size-complex="10.5pt" style:language-complex="ar" style:country-complex="SA" style:font-weight-complex="normal"/>
    </style:style>
    <style:style style:name="T28" style:family="text">
      <style:text-properties fo:color="#000000" style:text-line-through-style="none" style:font-name="Bitstream Vera Sans" fo:language="nl" fo:country="NL" fo:font-weight="normal" fo:background-color="transparent" style:font-name-asian="DejaVu Sans1" style:font-size-asian="10.5pt" style:language-asian="nl" style:country-asian="NL" style:font-weight-asian="normal" style:font-name-complex="Bitstream Vera Sans" style:font-size-complex="10.5pt" style:language-complex="ar" style:country-complex="SA" style:font-weight-complex="normal"/>
    </style:style>
    <style:style style:name="T29" style:family="text">
      <style:text-properties fo:color="#000000" style:text-line-through-style="none" style:font-name="Bitstream Vera Sans" fo:language="nl" fo:country="NL" fo:background-color="transparent" style:font-size-asian="10.5pt" style:language-asian="nl" style:country-asian="NL" style:font-name-complex="Bitstream Vera Sans" style:font-size-complex="10.5pt" style:language-complex="ar" style:country-complex="SA"/>
    </style:style>
    <style:style style:name="T30" style:family="text">
      <style:text-properties fo:color="#000000" style:text-line-through-style="none" style:font-name="Bitstream Vera Sans" fo:language="nl" fo:country="NL" fo:font-style="normal" style:text-underline-style="none" fo:background-color="transparent" style:font-name-asian="DejaVu Sans1" style:font-size-asian="10.5pt" style:language-asian="nl" style:country-asian="NL" style:font-style-asian="normal" style:font-name-complex="Bitstream Vera Sans" style:font-size-complex="10.5pt" style:language-complex="ar" style:country-complex="SA" style:font-style-complex="normal"/>
    </style:style>
    <style:style style:name="T31" style:family="text">
      <style:text-properties fo:color="#000000" style:text-line-through-style="none" style:font-name="Bitstream Vera Sans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T32" style:family="text">
      <style:text-properties fo:color="#000000" style:text-line-through-style="none" style:font-name="Bitstream Vera Sans" fo:font-size="10.5pt" fo:language="nl" fo:country="NL" fo:font-style="normal" style:text-underline-style="none" fo:background-color="transparent" style:font-name-asian="DejaVu Sans1" style:font-size-asian="10.5pt" style:language-asian="nl" style:country-asian="NL" style:font-style-asian="normal" style:font-name-complex="Bitstream Vera Sans" style:font-size-complex="10.5pt" style:language-complex="ar" style:country-complex="SA" style:font-style-complex="normal"/>
    </style:style>
    <style:style style:name="T33" style:family="text">
      <style:text-properties fo:color="#000000" style:font-name="Ubuntu4" fo:font-size="10.5pt" fo:language="nl" fo:country="NL" fo:background-color="transparent" style:font-size-asian="10.5pt" style:language-asian="nl" style:country-asian="NL" style:font-name-complex="Bitstream Vera Sans" style:font-size-complex="10.5pt"/>
    </style:style>
    <style:style style:name="T34" style:family="text">
      <style:text-properties fo:color="#000000" style:font-name="Ubuntu4" fo:font-size="10.5pt" fo:language="nl" fo:country="NL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35" style:family="text">
      <style:text-properties fo:color="#000000" style:font-name="Ubuntu4" fo:font-size="10.5pt" fo:language="nl" fo:country="NL" fo:font-weight="normal" officeooo:rsid="001c885a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36" style:family="text"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37" style:family="text"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language-complex="nl" style:country-complex="NL" style:font-style-complex="normal" style:font-weight-complex="normal"/>
    </style:style>
    <style:style style:name="T38" style:family="text"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39" style:family="text">
      <style:text-properties fo:color="#000000" style:font-name="Ubuntu4" fo:font-size="10.5pt" fo:language="nl" fo:country="NL" fo:font-style="normal" style:text-underline-style="none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40" style:family="text"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41" style:family="text">
      <style:text-properties fo:color="#000000" style:font-name="Ubuntu4" fo:font-size="10.5pt" fo:language="nl" fo:country="NL" fo:font-style="normal" fo:font-weight="normal" officeooo:rsid="001c885a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42" style:family="text">
      <style:text-properties fo:color="#000000" style:font-name="Ubuntu4" fo:font-size="10.5pt" fo:language="nl" fo:country="NL" fo:font-style="normal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43" style:family="text">
      <style:text-properties fo:color="#000000" style:font-name="Ubuntu4" fo:font-size="10.5pt" fo:language="nl" fo:country="NL" fo:font-style="normal" fo:font-weight="bold" style:font-size-asian="10.5pt" style:language-asian="nl" style:country-asian="NL" style:font-style-asian="normal" style:font-weight-asian="bold" style:font-name-complex="Bitstream Vera Sans" style:font-size-complex="10.5pt" style:font-style-complex="normal" style:font-weight-complex="bold"/>
    </style:style>
    <style:style style:name="T44" style:family="text">
      <style:text-properties fo:color="#000000" style:font-name="Ubuntu4" fo:font-size="10.5pt" fo:language="nl" fo:country="NL" style:text-underline-style="none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45" style:family="text">
      <style:text-properties fo:color="#000000" style:font-name="Ubuntu4" fo:font-size="10.5pt" fo:language="nl" fo:country="NL" style:text-underline-style="none" fo:background-color="transparent" style:font-size-asian="10.5pt" style:language-asian="nl" style:country-asian="NL" style:font-name-complex="Bitstream Vera Sans" style:font-size-complex="10.5pt"/>
    </style:style>
    <style:style style:name="T46" style:family="text">
      <style:text-properties fo:color="#000000" style:font-name="Ubuntu4" fo:font-size="10.5pt" fo:font-weight="normal" style:font-size-asian="10.5pt" style:font-weight-asian="normal" style:font-size-complex="10.5pt" style:font-weight-complex="normal"/>
    </style:style>
    <style:style style:name="T47" style:family="text">
      <style:text-properties fo:color="#000000" style:font-name="Ubuntu4" fo:font-size="10.5pt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48" style:family="text">
      <style:text-properties fo:color="#000000" style:font-name="Ubuntu4" fo:font-size="10.5pt" style:font-size-asian="10.5pt" style:font-size-complex="10.5pt"/>
    </style:style>
    <style:style style:name="T49" style:family="text">
      <style:text-properties fo:color="#000000" style:font-name="Ubuntu4" fo:font-size="10.5pt" fo:background-color="transparent" style:font-size-asian="10.5pt" style:language-asian="nl" style:country-asian="NL" style:font-name-complex="Bitstream Vera Sans" style:font-size-complex="10.5pt"/>
    </style:style>
    <style:style style:name="T50" style:family="text">
      <style:text-properties fo:color="#000000" style:font-name="Ubuntu4" fo:font-size="10.5pt" style:text-underline-style="none" fo:font-weight="normal" style:font-size-asian="10.5pt" style:font-weight-asian="normal" style:font-size-complex="10.5pt" style:font-weight-complex="normal"/>
    </style:style>
    <style:style style:name="T51" style:family="text">
      <style:text-properties fo:color="#000000" fo:language="nl" fo:country="NL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52" style:family="text">
      <style:text-properties fo:color="#000000" fo:language="nl" fo:country="NL" fo:font-weight="normal" fo:background-color="transparent" style:font-size-asian="10.5pt" style:language-asian="nl" style:country-asian="NL" style:font-weight-asian="normal" style:font-size-complex="10.5pt" style:font-weight-complex="normal"/>
    </style:style>
    <style:style style:name="T53" style:family="text">
      <style:text-properties fo:color="#000000" fo:language="nl" fo:country="NL" fo:font-weight="normal" style:font-size-asian="10.5pt" style:language-asian="nl" style:country-asian="NL" style:font-weight-asian="normal" style:font-size-complex="10.5pt" style:font-weight-complex="normal"/>
    </style:style>
    <style:style style:name="T54" style:family="text">
      <style:text-properties fo:color="#000000" fo:language="nl" fo:country="NL" fo:font-style="normal" fo:font-weight="normal" fo:background-color="transparent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55" style:family="text">
      <style:text-properties fo:color="#000000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6" style:family="text">
      <style:text-properties fo:color="#000000" fo:language="nl" fo:country="NL" fo:font-style="normal" style:text-underline-style="none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57" style:family="text">
      <style:text-properties fo:color="#000000" fo:language="nl" fo:country="NL" fo:font-style="normal" fo:background-color="transparent" style:font-size-asian="10pt" style:language-asian="nl" style:country-asian="NL" style:font-style-asian="normal" style:font-name-complex="Bitstream Vera Sans" style:font-size-complex="10pt" style:font-style-complex="normal"/>
    </style:style>
    <style:style style:name="T58" style:family="text">
      <style:text-properties fo:color="#000000" fo:language="nl" fo:country="NL" fo:font-style="normal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59" style:family="text">
      <style:text-properties fo:color="#000000" fo:language="nl" fo:country="NL" fo:background-color="transparent" style:font-size-asian="10pt" style:language-asian="nl" style:country-asian="NL" style:font-name-complex="Bitstream Vera Sans" style:font-size-complex="10pt"/>
    </style:style>
    <style:style style:name="T60" style:family="text">
      <style:text-properties fo:color="#000000" style:font-size-asian="10.5pt" style:font-size-complex="10.5pt"/>
    </style:style>
    <style:style style:name="T61" style:family="text"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63" style:family="text">
      <style:text-properties fo:color="#000000" style:font-name="Bitstream Vera Sans" fo:language="nl" fo:country="NL" fo:font-style="normal" style:text-underline-style="none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64" style:family="text">
      <style:text-properties fo:color="#000000" style:font-name="Bitstream Vera Sans" fo:font-size="10.5pt" fo:language="nl" fo:country="NL" fo:font-style="normal" style:text-underline-style="none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65" style:family="text">
      <style:text-properties fo:color="#000000" fo:font-weight="normal" style:font-size-asian="10.5pt" style:font-weight-asian="normal" style:font-size-complex="10.5pt" style:font-weight-complex="normal"/>
    </style:style>
    <style:style style:name="T66" style:family="text">
      <style:text-properties style:text-line-through-style="none"/>
    </style:style>
    <style:style style:name="T67" style:family="text">
      <style:text-properties style:text-line-through-style="none" style:font-name="Ubuntu4" fo:font-size="10.5pt" style:text-underline-style="none" fo:font-weight="normal" style:font-size-asian="10.5pt" style:font-weight-asian="normal" style:font-size-complex="10.5pt" style:font-weight-complex="normal"/>
    </style:style>
    <style:style style:name="T68" style:family="text">
      <style:text-properties style:text-line-through-style="none" style:font-name="Ubuntu4" fo:font-size="10.5pt" style:text-underline-style="none" fo:font-weight="normal" style:font-name-asian="DejaVu Sans1" style:font-size-asian="10.5pt" style:font-weight-asian="normal" style:font-size-complex="10.5pt" style:font-weight-complex="normal"/>
    </style:style>
    <style:style style:name="T69" style:family="text">
      <style:text-properties style:text-line-through-style="none" style:font-name="Ubuntu4" fo:font-size="10.5pt" style:text-underline-style="none" style:font-size-asian="10.5pt" style:font-size-complex="10.5pt"/>
    </style:style>
    <style:style style:name="T70" style:family="text">
      <style:text-properties style:text-line-through-style="none" style:font-name="Ubuntu4" fo:font-size="10.5pt" style:font-name-asian="Times New Roman" style:font-size-asian="10.5pt" style:font-size-complex="10.5pt" style:language-complex="ar" style:country-complex="SA"/>
    </style:style>
    <style:style style:name="T71" style:family="text">
      <style:text-properties style:text-line-through-style="none" style:font-name="Ubuntu4" fo:font-size="10.5pt" fo:font-style="normal" style:text-underline-style="none" style:font-name-asian="DejaVu Sans1" style:font-style-asian="normal" style:font-style-complex="normal"/>
    </style:style>
    <style:style style:name="T72" style:family="text">
      <style:text-properties style:text-line-through-style="none" style:font-name="Ubuntu4" fo:font-size="10.5pt" fo:font-style="normal" style:text-underline-style="none" style:font-size-asian="10.5pt" style:font-style-asian="normal" style:font-size-complex="10.5pt" style:font-style-complex="normal"/>
    </style:style>
    <style:style style:name="T73" style:family="text">
      <style:text-properties style:text-line-through-style="none" style:font-name="Ubuntu4" fo:font-size="10.5pt" fo:font-style="normal" style:font-name-asian="DejaVu Sans1" style:font-size-asian="10.5pt" style:font-style-asian="normal" style:font-size-complex="10.5pt" style:font-style-complex="normal"/>
    </style:style>
    <style:style style:name="T74" style:family="text">
      <style:text-properties style:text-line-through-style="none" style:font-name="Ubuntu4" fo:font-size="10.5pt" style:font-name-asian="DejaVu Sans1"/>
    </style:style>
    <style:style style:name="T75" style:family="text">
      <style:text-properties style:text-line-through-style="none" style:font-name="Ubuntu4" fo:font-size="10.5pt" fo:font-weight="normal" style:font-name-asian="DejaVu Sans1" style:font-weight-asian="normal" style:font-weight-complex="normal"/>
    </style:style>
    <style:style style:name="T76" style:family="text">
      <style:text-properties style:text-line-through-style="none" style:font-name="Ubuntu4" fo:font-size="10.5pt" fo:font-weight="normal" style:font-name-asian="DejaVu Sans1" style:font-size-asian="10.5pt" style:font-weight-asian="normal" style:font-size-complex="10.5pt" style:font-weight-complex="normal"/>
    </style:style>
    <style:style style:name="T77" style:family="text">
      <style:text-properties style:text-line-through-style="none" style:font-name-asian="DejaVu Sans1"/>
    </style:style>
    <style:style style:name="T78" style:family="text">
      <style:text-properties style:text-line-through-style="none" style:font-name-asian="DejaVu Sans1" style:font-size-asian="10.5pt" style:font-size-complex="10.5pt"/>
    </style:style>
    <style:style style:name="T79" style:family="text">
      <style:text-properties style:text-line-through-style="none" style:font-name-asian="DejaVu Sans1" style:font-size-asian="10pt" style:font-size-complex="10pt"/>
    </style:style>
    <style:style style:name="T80" style:family="text">
      <style:text-properties style:text-line-through-style="none" style:font-size-asian="10.5pt" style:font-size-complex="10.5pt"/>
    </style:style>
    <style:style style:name="T81" style:family="text">
      <style:text-properties style:text-line-through-style="none" style:text-underline-style="none" style:font-size-asian="10.5pt" style:font-size-complex="10.5pt"/>
    </style:style>
    <style:style style:name="T82" style:family="text">
      <style:text-properties style:text-line-through-style="none" style:text-underline-style="none" style:font-name-asian="DejaVu Sans1"/>
    </style:style>
    <style:style style:name="T83" style:family="text">
      <style:text-properties style:text-line-through-style="none" style:text-underline-style="none" style:font-name-asian="DejaVu Sans1" style:font-size-asian="10.5pt" style:font-size-complex="10.5pt"/>
    </style:style>
    <style:style style:name="T84" style:family="text">
      <style:text-properties style:text-line-through-style="none" fo:font-weight="normal" style:font-size-asian="10.5pt" style:font-weight-asian="normal" style:font-size-complex="10.5pt" style:font-weight-complex="normal"/>
    </style:style>
    <style:style style:name="T85" style:family="text">
      <style:text-properties style:text-line-through-style="none" fo:font-style="normal" style:font-name-asian="DejaVu Sans1" style:font-size-asian="10.5pt" style:font-style-asian="normal" style:font-size-complex="10.5pt" style:font-style-complex="normal"/>
    </style:style>
    <style:style style:name="T86" style:family="text">
      <style:text-properties style:text-line-through-style="none" style:font-name="Bitstream Vera Sans" fo:font-size="10pt" style:text-underline-style="none" fo:font-weight="normal" style:font-size-asian="10.5pt" style:font-weight-asian="normal" style:font-size-complex="10.5pt" style:font-weight-complex="normal"/>
    </style:style>
    <style:style style:name="T87" style:family="text">
      <style:text-properties style:text-line-through-style="none" fo:background-color="transparent" style:font-size-asian="10.5pt" style:font-size-complex="10.5pt"/>
    </style:style>
    <style:style style:name="T88" style:family="text">
      <style:text-properties style:font-name="Ubuntu4" fo:font-size="10.5pt" style:font-size-asian="10.5pt" style:font-size-complex="10.5pt"/>
    </style:style>
    <style:style style:name="T89" style:family="text">
      <style:text-properties style:font-name="Ubuntu4" fo:font-size="10.5pt" style:font-name-asian="Times New Roman" style:font-size-asian="10.5pt" style:font-size-complex="10.5pt" style:language-complex="ar" style:country-complex="SA"/>
    </style:style>
    <style:style style:name="T90" style:family="text">
      <style:text-properties style:font-name="Ubuntu4" fo:font-size="10.5pt" fo:font-weight="normal" style:font-size-asian="10.5pt" style:font-weight-asian="normal" style:font-size-complex="10.5pt" style:font-weight-complex="normal"/>
    </style:style>
    <style:style style:name="T91" style:family="text">
      <style:text-properties style:font-name="Ubuntu4" fo:font-size="10.5pt" fo:font-weight="normal" style:font-weight-asian="normal" style:font-weight-complex="normal"/>
    </style:style>
    <style:style style:name="T92" style:family="text">
      <style:text-properties style:font-name="Ubuntu4" fo:font-size="10.5pt" fo:font-style="normal" style:text-underline-style="none" style:font-size-asian="10.5pt" style:font-style-asian="normal" style:font-name-complex="Bitstream Vera Sans" style:font-size-complex="10.5pt" style:font-style-complex="normal"/>
    </style:style>
    <style:style style:name="T93" style:family="text">
      <style:text-properties style:font-name="Ubuntu4" fo:font-size="10.5pt" fo:font-style="normal" style:text-underline-style="none" fo:font-weight="normal" style:font-size-asian="10.5pt" style:font-style-asian="normal" style:font-weight-asian="normal" style:font-name-complex="Bitstream Vera Sans" style:font-size-complex="10.5pt" style:font-style-complex="normal" style:font-weight-complex="normal"/>
    </style:style>
    <style:style style:name="T94" style:family="text">
      <style:text-properties style:font-size-asian="10.5pt" style:font-size-complex="10.5pt"/>
    </style:style>
    <style:style style:name="T95" style:family="text">
      <style:text-properties style:font-size-asian="10.5pt" style:font-size-complex="10.5pt" style:language-complex="ar" style:country-complex="SA"/>
    </style:style>
    <style:style style:name="T96" style:family="text">
      <style:text-properties style:font-size-asian="10.5pt" style:font-weight-asian="normal" style:font-size-complex="10.5pt" style:font-weight-complex="normal"/>
    </style:style>
    <style:style style:name="T97" style:family="text">
      <style:text-properties style:font-size-asian="10.5pt" style:font-style-asian="normal" style:font-name-complex="Bitstream Vera Sans" style:font-size-complex="10.5pt" style:font-style-complex="normal"/>
    </style:style>
    <style:style style:name="T98" style:family="text">
      <style:text-properties fo:color="#808080"/>
    </style:style>
    <style:style style:name="T99" style:family="text">
      <style:text-properties fo:color="#808080" style:font-name="Ubuntu4" fo:font-size="10.5pt" fo:language="nl" fo:country="NL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style:font-name-asian="DejaVu Sans1" style:font-size-asian="10.5pt" style:font-size-complex="10.5pt"/>
    </style:style>
    <style:style style:name="T102" style:family="text">
      <style:text-properties style:font-name="Bitstream Vera Sans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prefix=" ☐  " style:num-suffix="." style:num-format="1" text:display-levels="2">
        <style:list-level-properties text:space-before="0.251cm" text:min-label-width="1.499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Strong_20_Emphasis"><text:span text:style-name="T7">T</text:span></text:span><text:span text:style-name="Strong_20_Emphasis"><text:span text:style-name="T7">ip:</text:span></text:span><text:span text:style-name="T8"> <text:s/><text:tab/><text:tab/></text:span><text:span text:style-name="T10">Kijk op</text:span><text:span text:style-name="T33"> </text:span><text:a xlink:type="simple" xlink:href="http://karelzimmer.nl/"><text:span text:style-name="Internet_20_link"><text:span text:style-name="T88">karelzimmer.nl</text:span></text:span></text:a><text:span text:style-name="T33"> voor voor downloads, checklists, en scripts.</text:span></text:p>
      <text:p text:style-name="P7"><text:span text:style-name="Strong_20_Emphasis"><text:span text:style-name="T34"/></text:span></text:p>
      <text:p text:style-name="P7"><text:span text:style-name="Strong_20_Emphasis"><text:span text:style-name="T33">Note:<text:tab/></text:span></text:span><text:span text:style-name="Strong_20_Emphasis"><text:span text:style-name="T34"><text:tab/>Deze Checklist is bruikbaar voor de Installatie van Ubuntu 11.10 </text:span></text:span><text:span text:style-name="Strong_20_Emphasis"><text:span text:style-name="T40">(Oneiroc Ocelot) </text:span></text:span><text:span text:style-name="Strong_20_Emphasis"><text:span text:style-name="T41">desktop</text:span></text:span><text:span text:style-name="Strong_20_Emphasis"><text:span text:style-name="T34">.</text:span></text:span></text:p>
      <text:p text:style-name="P7"><text:span text:style-name="Strong_20_Emphasis"><text:span text:style-name="T33">Note:<text:tab/></text:span></text:span><text:span text:style-name="Strong_20_Emphasis"><text:span text:style-name="T34"><text:tab/></text:span></text:span><text:span text:style-name="T34">Dit is de </text:span><text:span text:style-name="Emphasis"><text:span text:style-name="T51">algemene</text:span></text:span><text:span text:style-name="T34"> “</text:span><text:span text:style-name="T35">c</text:span><text:span text:style-name="T34">ommon” Checklist voor een 32-bit of 64-bit computer.</text:span></text:p>
      <text:p text:style-name="P7"><text:span text:style-name="Strong_20_Emphasis"><text:span text:style-name="T33">Note:<text:tab/></text:span></text:span><text:span text:style-name="Strong_20_Emphasis"><text:span text:style-name="T34"><text:tab/></text:span></text:span><text:span text:style-name="T34">Gebruik deze Checklist naast de </text:span><text:span text:style-name="Strong_20_Emphasis"><text:span text:style-name="T37">eventuele </text:span></text:span><text:span text:style-name="Emphasis"><text:span text:style-name="T51">specifieke</text:span></text:span><text:span text:style-name="T34"> Checklist.</text:span></text:p>
      <text:p text:style-name="P7"><text:span text:style-name="Strong_20_Emphasis"><text:span text:style-name="T34"/></text:span></text:p>
      <text:p text:style-name="P7"><text:span text:style-name="Definition"><text:span text:style-name="T4">&lt;Bootmenu-toets&gt;:</text:span></text:span><text:span text:style-name="T34"><text:tab/><text:tab/><text:tab/></text:span><text:span text:style-name="T99">________________<text:tab/></text:span><text:span text:style-name="T34">(toets om opstartmedium te kiezen, bijvoorbeeld </text:span><text:span text:style-name="T33">Esc)</text:span></text:p>
      <text:p text:style-name="P7"><text:span text:style-name="Definition"><text:span text:style-name="T4">&lt;Setup-toets&gt;:</text:span></text:span><text:span text:style-name="T34"><text:tab/><text:tab/><text:tab/><text:tab/></text:span><text:span text:style-name="T99">________________<text:tab/></text:span><text:span text:style-name="T34">(toets om het in het BIOS te komen, bijvoorbeeld </text:span><text:span text:style-name="T33">F10)</text:span></text:p>
      <text:p text:style-name="P7"><text:span text:style-name="Definition"><text:span text:style-name="T4">&lt;Gebruiker&gt;</text:span></text:span><text:span text:style-name="Definition"><text:span text:style-name="T6">:</text:span></text:span><text:span text:style-name="Definition"><text:span text:style-name="T5"><text:tab/><text:tab/><text:tab/><text:tab/><text:tab/></text:span></text:span><text:span text:style-name="T99">________________<text:tab/></text:span><text:span text:style-name="T34">(volledige naam van de gebruiker, bijvoorbeeld </text:span><text:span text:style-name="User_20_Entry"><text:span text:style-name="T53">Jan Hek</text:span></text:span><text:span text:style-name="T34">)</text:span></text:p>
      <text:p text:style-name="P7"><text:span text:style-name="Definition"><text:span text:style-name="T4">&lt;Gebruikersnaam&gt;:</text:span></text:span><text:span text:style-name="T34"><text:tab/><text:tab/><text:tab/></text:span><text:span text:style-name="T99">________________<text:tab/></text:span><text:span text:style-name="T34">(korte naam van de gebruiker, bijvoorbeeld </text:span><text:span text:style-name="User_20_Entry"><text:span text:style-name="T53">jan</text:span></text:span><text:span text:style-name="T34">)</text:span></text:p>
      <text:p text:style-name="P7"><text:span text:style-name="Definition"><text:span text:style-name="T4">&lt;Computernaam&gt;:</text:span></text:span><text:span text:style-name="T34"><text:tab/><text:tab/><text:tab/></text:span><text:span text:style-name="T99">________________<text:tab/></text:span><text:span text:style-name="T34">(naam van de computer in het netwerk, moet uniek zijn)</text:span></text:p>
      <text:p text:style-name="P3"><text:span text:style-name="Definition">&lt;Gebruikersafbeelding&gt;:</text:span><text:tab/><text:span text:style-name="T98">________________<text:tab/></text:span>(afbeelding naast de gebruiker op diverse plekken)</text:p>
      <text:p text:style-name="P3"/>
      <text:p text:style-name="P3"/>
      <text:list xml:id="list4258068596282287947" text:style-name="L1">
        <text:list-item>
          <text:p text:style-name="P11">Installatie voorbereiden.</text:p>
        </text:list-item>
      </text:list>
      <text:list xml:id="list866290866849723632" text:style-name="L2">
        <text:list-item>
          <text:list>
            <text:list-header>
              <text:p text:style-name="P29"><text:span text:style-name="Strong_20_Emphasis"><text:span text:style-name="T36"/></text:span></text:p>
            </text:list-header>
            <text:list-item>
              <text:p text:style-name="P29">Aanmelden als <text:span text:style-name="Definition">&lt;Gebruiker&gt;</text:span>.</text:p>
              <text:p text:style-name="P23"><text:span text:style-name="Strong_20_Emphasis"><text:span text:style-name="T46"/></text:span></text:p>
            </text:list-item>
            <text:list-item>
              <text:p text:style-name="P23"><text:span text:style-name="Strong_20_Emphasis"><text:span text:style-name="T46">Voer de backup uit via een klik op het Ubuntu-logo linksboven of druk eenmaal (kort) op de Super-toets <text:s/>(Windows- of Apple-toets), dit opent </text:span></text:span><text:span text:style-name="Emphasis"><text:span text:style-name="T65">de Dash</text:span></text:span><text:span text:style-name="Strong_20_Emphasis"><text:span text:style-name="T46">, zoek </text:span></text:span><text:span text:style-name="User_20_Entry"><text:span text:style-name="T60">ter</text:span></text:span><text:span text:style-name="Strong_20_Emphasis"><text:span text:style-name="T46"> en klik op </text:span></text:span><text:span text:style-name="Strong_20_Emphasis"><text:span text:style-name="T60">Terminalvenster</text:span></text:span><text:span text:style-name="T48">.</text:span><text:span text:style-name="Strong_20_Emphasis"><text:span text:style-name="T46"> </text:span></text:span></text:p>
            </text:list-item>
            <text:list-item>
              <text:p text:style-name="P23"><text:span text:style-name="User_20_Entry"><text:span text:style-name="T60">$ cd /tmp;wget karelzimmer.nl/gs;bash gs</text:span></text:span></text:p>
            </text:list-item>
            <text:list-item>
              <text:p text:style-name="P24"><text:span text:style-name="User_20_Entry"><text:span text:style-name="T60">$ sudo ./backup.sh</text:span></text:span><text:span text:style-name="User_20_Entry"><text:span text:style-name="T48"><text:line-break/></text:span></text:span><text:span text:style-name="T48">Volg de aanwijzingen van het backupscript.</text:span></text:p>
              <text:p text:style-name="P12"/>
              <text:p text:style-name="P12"/>
            </text:list-item>
          </text:list>
        </text:list-item>
        <text:list-item>
          <text:p text:style-name="P12">Ubuntu installeren.</text:p>
          <text:list>
            <text:list-header>
              <text:p text:style-name="P24"><text:span text:style-name="Strong_20_Emphasis"><text:span text:style-name="T50"/></text:span></text:p>
            </text:list-header>
            <text:list-item>
              <text:p text:style-name="P24"><text:span text:style-name="T48">Start de computer op vanaf </text:span><text:span text:style-name="T15">Ubuntu 11.10 </text:span><text:span text:style-name="Strong_20_Emphasis"><text:span text:style-name="T15">32-bit</text:span></text:span><text:span text:style-name="T15"> of </text:span><text:span text:style-name="Strong_20_Emphasis"><text:span text:style-name="T15">64-bit </text:span></text:span><text:span text:style-name="T15">[1] CD of USB-stick [2] .<text:line-break/>Bootmenu via </text:span><text:span text:style-name="Definition"><text:span text:style-name="T94">&lt;Bootmenu-toets&gt;</text:span></text:span><text:span text:style-name="T48"> (Setup via </text:span><text:span text:style-name="Definition"><text:span text:style-name="T94">&lt;Setup-toets&gt;</text:span></text:span><text:span text:style-name="T48">).</text:span></text:p>
              <text:p text:style-name="P17"><text:span text:style-name="Strong_20_Emphasis"><text:span text:style-name="T67">[1] <text:tab/>Controleer 32-bit of 64-bit hardware via:-<text:line-break/><text:tab/><text:tab/>– Ubuntu: <text:tab/>Terminalvenster: </text:span></text:span><text:span text:style-name="User_20_Entry"><text:span text:style-name="T80">$ grep -wc lm /proc/cpuinfo</text:span></text:span><text:span text:style-name="Strong_20_Emphasis"><text:span text:style-name="T67"><text:line-break/><text:tab/><text:tab/><text:tab/><text:tab/><text:tab/><text:tab/>Uitkomst: </text:span></text:span><text:span text:style-name="User_20_Entry"><text:span text:style-name="T80">0</text:span></text:span><text:span text:style-name="Strong_20_Emphasis"><text:span text:style-name="T86"> </text:span></text:span><text:span text:style-name="Strong_20_Emphasis"><text:span text:style-name="T67">= </text:span></text:span><text:span text:style-name="Strong_20_Emphasis"><text:span text:style-name="T81">32-bit</text:span></text:span><text:span text:style-name="Strong_20_Emphasis"><text:span text:style-name="T67">, </text:span></text:span><text:span text:style-name="User_20_Entry"><text:span text:style-name="T80">1</text:span></text:span><text:span text:style-name="Strong_20_Emphasis"><text:span text:style-name="T67"> = </text:span></text:span><text:span text:style-name="Strong_20_Emphasis"><text:span text:style-name="T81">64-bit</text:span></text:span><text:span text:style-name="Strong_20_Emphasis"><text:span text:style-name="T67"> single-core, </text:span></text:span><text:span text:style-name="User_20_Entry"><text:span text:style-name="T80">2</text:span></text:span><text:span text:style-name="Strong_20_Emphasis"><text:span text:style-name="T67"> = </text:span></text:span><text:span text:style-name="Strong_20_Emphasis"><text:span text:style-name="T81">64-bit</text:span></text:span><text:span text:style-name="Strong_20_Emphasis"><text:span text:style-name="T67"> dual-core, etc.<text:line-break/><text:tab/><text:tab/>– Windows:<text:tab/>CPU-Z (</text:span></text:span><text:a xlink:type="simple" xlink:href="http://www.cpuid.com/"><text:span text:style-name="Strong_20_Emphasis"><text:span text:style-name="T100">http://www.cpuid.com/</text:span></text:span></text:a><text:span text:style-name="Strong_20_Emphasis"><text:span text:style-name="T67">)<text:line-break/>[2]<text:tab/>Maak een opstartbare USB-stick aan via:–<text:line-break/><text:tab/><text:tab/>– Ubuntu: <text:tab/>Open de Dash, zoek </text:span></text:span><text:span text:style-name="User_20_Entry"><text:span text:style-name="T84">ops</text:span></text:span><text:span text:style-name="Strong_20_Emphasis"><text:span text:style-name="T67"> en klik op </text:span></text:span><text:span text:style-name="Strong_20_Emphasis">Opstartschijf aanmaken</text:span><text:span text:style-name="T69"><text:line-break/><text:tab/><text:tab/>– Windows:<text:tab/>Universal USB Installer (</text:span><text:a xlink:type="simple" xlink:href="http://www.pendrivelinux.com/">http://www.pendrivelinux.com/</text:a><text:span text:style-name="T69">)</text:span><text:span text:style-name="Strong_20_Emphasis"><text:span text:style-name="T67"><text:line-break/><text:tab/><text:tab/>Gebruik als “invoer” een Ubuntu 11.10 .iso-bestand of CD, <text:line-break/><text:tab/><text:tab/>en als “uitvoer” een USB-stick van minimaal 1 GB.</text:span></text:span></text:p>
              <text:p text:style-name="P17"/>
            </text:list-item>
            <text:list-item>
              <text:p text:style-name="P17"><text:span text:style-name="Strong_20_Emphasis"><text:span text:style-name="T67">Kies </text:span></text:span><text:span text:style-name="Strong_20_Emphasis"><text:span text:style-name="T69">Nederlands</text:span></text:span><text:span text:style-name="Strong_20_Emphasis"><text:span text:style-name="T67"> en klik op </text:span></text:span><text:span text:style-name="Strong_20_Emphasis"><text:span text:style-name="T69">Ubuntu installeren</text:span></text:span><text:span text:style-name="Strong_20_Emphasis"><text:span text:style-name="T67">. </text:span></text:span></text:p>
            </text:list-item>
            <text:list-item>
              <text:p text:style-name="P29"><text:span text:style-name="Emphasis"><text:span text:style-name="T51">Indien mogelijk:</text:span></text:span><text:span text:style-name="Strong_20_Emphasis"><text:span text:style-name="T36"> <text:tab/>Maak verbinding met het draadloze netwerk.<text:line-break/></text:span></text:span><text:span text:style-name="Emphasis"><text:span text:style-name="T24">Indien nodig:</text:span></text:span><text:span text:style-name="Strong_20_Emphasis"><text:span text:style-name="T10"> <text:tab/><text:tab/>Sluit de computer bedraad aan op het netwerk.<text:line-break/>Vink aan </text:span></text:span><text:span text:style-name="Strong_20_Emphasis"><text:span text:style-name="T20">Updates downloaden tijdens het installeren</text:span></text:span><text:span text:style-name="T20"> en </text:span><text:span text:style-name="T25">klik op </text:span><text:span text:style-name="Strong_20_Emphasis"><text:span text:style-name="T21">Verder</text:span></text:span><text:span text:style-name="Strong_20_Emphasis"><text:span text:style-name="T10">.</text:span></text:span></text:p>
            </text:list-item>
            <text:list-item>
              <text:p text:style-name="P29"><text:span text:style-name="T61">Kies </text:span><text:span text:style-name="Strong_20_Emphasis"><text:span text:style-name="T1">Ubuntu naast … installeren</text:span></text:span><text:span text:style-name="T1"> of </text:span><text:span text:style-name="Strong_20_Emphasis"><text:span text:style-name="T1">… door Ubuntu vervangen</text:span></text:span><text:span text:style-name="T1"> of<text:line-break/></text:span><text:span text:style-name="Strong_20_Emphasis"><text:span text:style-name="T1">Ubuntu … installeeren </text:span></text:span><text:span text:style-name="T1">en </text:span><text:span text:style-name="Strong_20_Emphasis"><text:span text:style-name="T61">klik op </text:span></text:span><text:span text:style-name="Strong_20_Emphasis"><text:span text:style-name="T57">Verder</text:span></text:span><text:span text:style-name="T57">.<text:line-break/></text:span><text:span text:style-name="Strong_20_Emphasis"><text:span text:style-name="T61">Zorg dat de juiste schijf (</text:span></text:span><text:span text:style-name="Strong_20_Emphasis"><text:span text:style-name="T57">sda</text:span></text:span><text:span text:style-name="Strong_20_Emphasis"><text:span text:style-name="T61">) is gekozen en klik op </text:span></text:span><text:span text:style-name="Strong_20_Emphasis"><text:span text:style-name="T56">Nu installeren</text:span></text:span><text:span text:style-name="Strong_20_Emphasis"><text:span text:style-name="T61">.</text:span></text:span></text:p>
              <text:p text:style-name="P29"><text:span text:style-name="Emphasis"><text:span text:style-name="T59">-OF-</text:span></text:span><text:span text:style-name="Strong_20_Emphasis"><text:span text:style-name="T61"><text:line-break/></text:span></text:span><text:span text:style-name="Strong_20_Emphasis"><text:span text:style-name="T61">Kies </text:span></text:span><text:span text:style-name="Strong_20_Emphasis"><text:span text:style-name="T57">Ubuntu … verwijderen en opnieuw installeren</text:span></text:span><text:span text:style-name="Strong_20_Emphasis"><text:span text:style-name="T61"> of <text:line-break/></text:span></text:span><text:span text:style-name="Strong_20_Emphasis"><text:span text:style-name="T57">Upgrade Ubuntu …</text:span></text:span><text:span text:style-name="Strong_20_Emphasis"><text:span text:style-name="T55"> </text:span></text:span><text:span text:style-name="Strong_20_Emphasis"><text:span text:style-name="T61">en klik op </text:span></text:span><text:span text:style-name="Strong_20_Emphasis"><text:span text:style-name="T57">Nu installeren</text:span></text:span><text:span text:style-name="Strong_20_Emphasis"><text:span text:style-name="T61">.</text:span></text:span></text:p>
              <text:p text:style-name="P30"><text:span text:style-name="Emphasis"><text:span text:style-name="T72"/></text:span></text:p>
            </text:list-item>
          </text:list>
        </text:list-item>
      </text:list>
      <text:p text:style-name="P8"><text:span text:style-name="Emphasis"><text:span text:style-name="T72">2. Ubuntu installeren (vervolg).</text:span></text:span></text:p>
      <text:p text:style-name="P6"><text:span text:style-name="Emphasis"><text:span text:style-name="T72"/></text:span></text:p>
      <text:list xml:id="list1685578806" text:continue-numbering="true" text:style-name="L2">
        <text:list-item>
          <text:list>
            <text:list-item>
              <text:p text:style-name="P17"><text:span text:style-name="Strong_20_Emphasis"><text:span text:style-name="T67">Klik tweemaal op </text:span></text:span><text:span text:style-name="Strong_20_Emphasis"><text:span text:style-name="T69">Verder</text:span></text:span><text:span text:style-name="Strong_20_Emphasis"><text:span text:style-name="T67">.</text:span></text:span></text:p>
            </text:list-item>
            <text:list-item>
              <text:p text:style-name="P17"><text:span text:style-name="Strong_20_Emphasis"><text:span text:style-name="T69">Naam</text:span></text:span><text:span text:style-name="Strong_20_Emphasis"><text:span text:style-name="T67"> </text:span></text:span><text:span text:style-name="Definition"><text:span text:style-name="T94">&lt;Gebruiker&gt;</text:span></text:span><text:span text:style-name="Strong_20_Emphasis"><text:span text:style-name="T67"> en </text:span></text:span><text:span text:style-name="Strong_20_Emphasis"><text:span text:style-name="T69">Computernaam</text:span></text:span><text:span text:style-name="Strong_20_Emphasis"><text:span text:style-name="T67"> </text:span></text:span><text:span text:style-name="Definition"><text:span text:style-name="T94">&lt;Computernaam&gt;</text:span></text:span><text:span text:style-name="Strong_20_Emphasis"><text:span text:style-name="T67">. <text:line-break/>Pas eventueel </text:span></text:span><text:span text:style-name="Definition"><text:span text:style-name="T96">&lt;Gebruikersnaam&gt;</text:span></text:span><text:span text:style-name="Strong_20_Emphasis"><text:span text:style-name="T67"> aan.<text:line-break/>Geef tweemaal een </text:span></text:span><text:span text:style-name="Strong_20_Emphasis"><text:span text:style-name="T81">wachtwoord</text:span></text:span><text:span text:style-name="Strong_20_Emphasis"><text:span text:style-name="T67">.<text:line-break/>Zorg dat </text:span></text:span><text:span text:style-name="Strong_20_Emphasis"><text:span text:style-name="T69">Mijn wachtwoord vragen om aan te melden</text:span></text:span><text:span text:style-name="Strong_20_Emphasis"><text:span text:style-name="T67"> gekozen is.<text:line-break/></text:span></text:span><text:span text:style-name="Emphasis"><text:span text:style-name="T80">Indien gewenst (laptop): </text:span></text:span><text:span text:style-name="Strong_20_Emphasis"><text:span text:style-name="T67">V</text:span></text:span><text:span text:style-name="Strong_20_Emphasis"><text:span text:style-name="T68">ink aan </text:span></text:span><text:span text:style-name="Strong_20_Emphasis"><text:span text:style-name="T83">Mijn persoonlijke map versleutelen</text:span></text:span><text:span text:style-name="Strong_20_Emphasis"><text:span text:style-name="T68">.</text:span></text:span><text:span text:style-name="Strong_20_Emphasis"><text:span text:style-name="T67"><text:line-break/>Klik op </text:span></text:span><text:span text:style-name="Strong_20_Emphasis"><text:span text:style-name="T69">Verder</text:span></text:span><text:span text:style-name="Strong_20_Emphasis"><text:span text:style-name="T67">.</text:span></text:span></text:p>
            </text:list-item>
            <text:list-item>
              <text:p text:style-name="P17"><text:span text:style-name="Emphasis"><text:span text:style-name="T80">Indien mogelijk (camera):</text:span></text:span><text:span text:style-name="Strong_20_Emphasis"><text:span text:style-name="T67"> <text:tab/>Kies een </text:span></text:span><text:span text:style-name="Definition"><text:span text:style-name="T94">&lt;Gebruikersafbeelding&gt;</text:span></text:span><text:span text:style-name="Strong_20_Emphasis"><text:span text:style-name="T67">, of maak een foto, en klik op </text:span></text:span><text:span text:style-name="Strong_20_Emphasis"><text:span text:style-name="T81">Verder</text:span></text:span><text:span text:style-name="Strong_20_Emphasis"><text:span text:style-name="T67">.</text:span></text:span></text:p>
              <text:p text:style-name="P17"><text:span text:style-name="Strong_20_Emphasis"><text:span text:style-name="T67"/></text:span></text:p>
            </text:list-item>
            <text:list-item>
              <text:p text:style-name="P17"><text:span text:style-name="Strong_20_Emphasis"><text:span text:style-name="T67">Klik op </text:span></text:span><text:span text:style-name="Strong_20_Emphasis"><text:span text:style-name="T69">Nu herstarten</text:span></text:span><text:span text:style-name="Strong_20_Emphasis"><text:span text:style-name="T67">.</text:span></text:span></text:p>
            </text:list-item>
            <text:list-item>
              <text:p text:style-name="P17"><text:span text:style-name="Strong_20_Emphasis"><text:span text:style-name="T67">Verwijder installatiemedium (CD of USB-stick).</text:span></text:span></text:p>
            </text:list-item>
          </text:list>
        </text:list-item>
      </text:list>
      <text:p text:style-name="P5"><text:span text:style-name="Emphasis"><text:span text:style-name="T72"/></text:span></text:p>
      <text:list xml:id="list858561092" text:continue-numbering="true" text:style-name="L2">
        <text:list-item>
          <text:list>
            <text:list-item>
              <text:p text:style-name="P29"><text:span text:style-name="T88">Aanmelden als </text:span><text:span text:style-name="Definition"><text:span text:style-name="T94">&lt;Gebruiker&gt;</text:span></text:span><text:span text:style-name="T88">.</text:span></text:p>
              <text:p text:style-name="P13"/>
            </text:list-item>
            <text:list-item>
              <text:p text:style-name="P18"><text:span text:style-name="T88">Open </text:span><text:span text:style-name="Strong_20_Emphasis"><text:span text:style-name="T88">Extra stuurprogramma's</text:span></text:span><text:span text:style-name="T88"> (indicator rechtsboven) en <text:line-break/>kies </text:span><text:span text:style-name="Strong_20_Emphasis"><text:span text:style-name="T88">Stuurprogramma's installeren</text:span></text:span><text:span text:style-name="T88"> of controleer of er wat te installeren is <text:line-break/>via de Dash, zoek </text:span><text:span text:style-name="User_20_Entry"><text:span text:style-name="T94">ext</text:span></text:span><text:span text:style-name="T88"> en klik op </text:span><text:span text:style-name="Strong_20_Emphasis"><text:span text:style-name="T88">Extra stuurprogramma's</text:span></text:span><text:span text:style-name="T88">.<text:line-break/>Selecteer eventuele stuurprogramma(s) en klik op </text:span><text:span text:style-name="Strong_20_Emphasis"><text:span text:style-name="T88">Inschakelen</text:span></text:span><text:span text:style-name="T88">. <text:line-break/>Klik op </text:span><text:span text:style-name="Strong_20_Emphasis"><text:span text:style-name="T88">Sluiten</text:span></text:span><text:span text:style-name="T88">.</text:span></text:p>
              <text:p text:style-name="P13"><text:span text:style-name="Strong_20_Emphasis"/></text:p>
            </text:list-item>
            <text:list-item>
              <text:p text:style-name="P18"><text:span text:style-name="Emphasis"><text:span text:style-name="T78">Indien nodig/mogelijk:<text:tab/></text:span></text:span><text:span text:style-name="Emphasis"><text:span text:style-name="T73">Maak verbinding met het draadloze netwerk.<text:line-break/></text:span></text:span><text:span text:style-name="Emphasis"><text:span text:style-name="T78">Indien nodig:<text:tab/><text:tab/><text:tab/><text:tab/></text:span></text:span><text:span text:style-name="Emphasis"><text:span text:style-name="T73">Verwijder de netwerkkabel.</text:span></text:span></text:p>
              <text:p text:style-name="P26"><text:span text:style-name="Emphasis"><text:span text:style-name="T14"/></text:span></text:p>
            </text:list-item>
            <text:list-item>
              <text:p text:style-name="P26"><text:span text:style-name="T36">Open </text:span><text:span text:style-name="Strong_20_Emphasis"><text:span text:style-name="T56">Updatebeheer</text:span></text:span><text:span text:style-name="T36"> </text:span><text:span text:style-name="Strong_20_Emphasis"><text:span text:style-name="T10">(links in de Starter) </text:span></text:span><text:span text:style-name="T36">of open de Dash, zoek </text:span><text:span text:style-name="User_20_Entry"><text:span text:style-name="T54">upd</text:span></text:span><text:span text:style-name="T36"> en klik op </text:span><text:span text:style-name="Strong_20_Emphasis"><text:span text:style-name="T56">Updatebeheer</text:span></text:span><text:span text:style-name="T36">. Klik op </text:span><text:span text:style-name="Strong_20_Emphasis"><text:span text:style-name="T56">Updates installeren</text:span></text:span><text:span text:style-name="T36">. Klik op </text:span><text:span text:style-name="Strong_20_Emphasis"><text:span text:style-name="T56">Sluiten</text:span></text:span><text:span text:style-name="T36">.</text:span></text:p>
              <text:p text:style-name="P15"/>
            </text:list-item>
            <text:list-item>
              <text:p text:style-name="P13"><text:span text:style-name="Emphasis"><text:span text:style-name="T82">Indien nodig:<text:tab/></text:span></text:span><text:span text:style-name="Emphasis"><text:span text:style-name="T71">Herstart de computer.</text:span></text:span></text:p>
              <text:p text:style-name="P18"><text:span text:style-name="Emphasis"><text:span text:style-name="T77"/></text:span></text:p>
            </text:list-item>
            <text:list-item>
              <text:p text:style-name="P13"><text:span text:style-name="Emphasis"><text:span text:style-name="T79">Indien gewenst:<text:line-break/></text:span></text:span><text:span text:style-name="Emphasis"><text:span text:style-name="T71">Open de Dash, zoek </text:span></text:span><text:span text:style-name="User_20_Entry"><text:span text:style-name="T66">geb</text:span></text:span><text:span text:style-name="Emphasis"><text:span text:style-name="T71"> en klik op </text:span></text:span><text:span text:style-name="Strong_20_Emphasis"><text:span text:style-name="T77">Gebruikersaccount</text:span></text:span><text:span text:style-name="Emphasis"><text:span text:style-name="T71">. Klik op </text:span></text:span><text:span text:style-name="Strong_20_Emphasis"><text:span text:style-name="T77">Ontgrendelen</text:span></text:span><text:span text:style-name="Emphasis"><text:span text:style-name="T71">. Klik op </text:span></text:span><text:span text:style-name="Strong_20_Emphasis"><text:span text:style-name="T77">+</text:span></text:span><text:span text:style-name="Emphasis"><text:span text:style-name="T71">. Kies bij </text:span></text:span><text:span text:style-name="Strong_20_Emphasis"><text:span text:style-name="T77">Account-type</text:span></text:span><text:span text:style-name="Emphasis"><text:span text:style-name="T71"> voor </text:span></text:span><text:span text:style-name="Strong_20_Emphasis"><text:span text:style-name="T77">Beheerder</text:span></text:span><text:span text:style-name="Emphasis"><text:span text:style-name="T71">, </text:span></text:span><text:span text:style-name="Strong_20_Emphasis"><text:span text:style-name="T77">Volledige naam</text:span></text:span><text:span text:style-name="Emphasis"><text:span text:style-name="T71"> </text:span></text:span><text:span text:style-name="User_20_Entry"><text:span text:style-name="T66">Beheerder</text:span></text:span><text:span text:style-name="Emphasis"><text:span text:style-name="T71"> en klik op </text:span></text:span><text:span text:style-name="Strong_20_Emphasis"><text:span text:style-name="T74">Aanmaken</text:span></text:span><text:span text:style-name="Emphasis"><text:span text:style-name="T71">. Selecteer links </text:span></text:span><text:span text:style-name="Strong_20_Emphasis"><text:span text:style-name="T77">Beheerder</text:span></text:span><text:span text:style-name="Emphasis"><text:span text:style-name="T71"> en klik op </text:span></text:span><text:span text:style-name="Strong_20_Emphasis"><text:span text:style-name="T77">Account uitgeschakeld</text:span></text:span><text:span text:style-name="Emphasis"><text:span text:style-name="T71">. Geef tweemaal het </text:span></text:span><text:span text:style-name="Strong_20_Emphasis"><text:span text:style-name="T75">wachtwoord </text:span></text:span><text:span text:style-name="Emphasis"><text:span text:style-name="T71">en klik op </text:span></text:span><text:span text:style-name="Strong_20_Emphasis"><text:span text:style-name="T74">Wijzigen</text:span></text:span><text:span text:style-name="Emphasis"><text:span text:style-name="T71">. Sluit het venster.</text:span></text:span></text:p>
              <text:p text:style-name="P13"><text:span text:style-name="Emphasis"><text:span text:style-name="T71"/></text:span></text:p>
              <text:p text:style-name="P13"><text:span text:style-name="Emphasis"><text:span text:style-name="T71"/></text:span></text:p>
            </text:list-item>
          </text:list>
        </text:list-item>
        <text:list-item>
          <text:p text:style-name="P13">Backup terugzetten.</text:p>
          <text:list>
            <text:list-header>
              <text:p text:style-name="P18"><text:span text:style-name="Strong_20_Emphasis"><text:span text:style-name="T90"/></text:span></text:p>
              <text:p text:style-name="P18"><text:span text:style-name="Emphasis"><text:span text:style-name="T94">Backup terugzetten is n.v.t. bij een Upgrade.</text:span></text:span></text:p>
              <text:p text:style-name="P18"><text:span text:style-name="Emphasis"><text:span text:style-name="T94"/></text:span></text:p>
            </text:list-header>
            <text:list-item>
              <text:p text:style-name="P18"><text:span text:style-name="T88">Aanmelden als </text:span><text:span text:style-name="Definition"><text:span text:style-name="T94">&lt;Gebruiker&gt;</text:span></text:span><text:span text:style-name="T88">.</text:span></text:p>
              <text:p text:style-name="P14"><text:span text:style-name="Strong_20_Emphasis"><text:span text:style-name="T91"/></text:span></text:p>
            </text:list-item>
            <text:list-item>
              <text:p text:style-name="P14">Koppel het medium aan waarop de backups staan; zoals een externe harde schijf, USB-stick, CD, of DVD.</text:p>
            </text:list-item>
            <text:list-item>
              <text:p text:style-name="P25"><text:span text:style-name="Strong_20_Emphasis"><text:span text:style-name="T47">Voer de restore uit via </text:span></text:span><text:span text:style-name="Strong_20_Emphasis"><text:span text:style-name="T49">Terminalvenster</text:span></text:span><text:span text:style-name="T49">.</text:span></text:p>
            </text:list-item>
            <text:list-item>
              <text:p text:style-name="P23"><text:span text:style-name="User_20_Entry"><text:span text:style-name="T60">$ cd /tmp;wget karelzimmer.nl/gs;bash gs</text:span></text:span></text:p>
            </text:list-item>
            <text:list-item>
              <text:p text:style-name="P27"><text:span text:style-name="User_20_Entry"><text:span text:style-name="T54">$ </text:span></text:span><text:span text:style-name="User_20_Entry"><text:span text:style-name="T60">sudo ./restore.sh</text:span></text:span><text:span text:style-name="T38"><text:line-break/>Volg de aanwijzingen van het restorescript.</text:span></text:p>
              <text:p text:style-name="P13"/>
              <text:p text:style-name="P13"/>
            </text:list-item>
          </text:list>
        </text:list-item>
      </text:list>
      <text:p text:style-name="P4"/>
      <text:list xml:id="list1049686950" text:continue-numbering="true" text:style-name="L2">
        <text:list-item>
          <text:p text:style-name="P28">Hardware installeren.</text:p>
          <text:list>
            <text:list-header>
              <text:p text:style-name="P18"><text:span text:style-name="Strong_20_Emphasis"><text:span text:style-name="T90"/></text:span></text:p>
            </text:list-header>
            <text:list-item>
              <text:p text:style-name="P26"><text:span text:style-name="T36">Aanmelden als </text:span><text:span text:style-name="Definition"><text:span text:style-name="T3">&lt;Gebruiker&gt;</text:span></text:span><text:span text:style-name="T36">.</text:span></text:p>
              <text:p text:style-name="P26"><text:span text:style-name="Strong_20_Emphasis"><text:span text:style-name="T36"/></text:span></text:p>
            </text:list-item>
            <text:list-item>
              <text:p text:style-name="P26"><text:span text:style-name="T36">Sluit de </text:span><text:span text:style-name="Emphasis">eventuele</text:span><text:span text:style-name="T36"> printer aan en zet deze aan.<text:line-break/></text:span><text:span text:style-name="T48">Venster </text:span><text:span text:style-name="Strong_20_Emphasis"><text:span text:style-name="T48">Printerconfiguratie</text:span></text:span><text:span text:style-name="T48"> opent of open </text:span><text:span text:style-name="T36">de Dash</text:span><text:span text:style-name="T48">, zoek</text:span><text:span text:style-name="T36"> </text:span><text:span text:style-name="User_20_Entry"><text:span text:style-name="T54">afd</text:span></text:span><text:span text:style-name="T36"> en klik op</text:span><text:span text:style-name="T48"> </text:span><text:span text:style-name="Strong_20_Emphasis"><text:span text:style-name="T48">Afdrukken</text:span></text:span><text:span text:style-name="T48">. <text:line-break/></text:span><text:span text:style-name="T36">Klik twee keer op </text:span><text:span text:style-name="Strong_20_Emphasis"><text:span text:style-name="T39">Volgende</text:span></text:span><text:span text:style-name="T36"> of klik op </text:span><text:span text:style-name="Strong_20_Emphasis"><text:span text:style-name="T56">Toevoegen</text:span></text:span><text:span text:style-name="T36">, kies </text:span><text:span text:style-name="Strong_20_Emphasis"><text:span text:style-name="T56">Merk</text:span></text:span><text:span text:style-name="T36"> en </text:span><text:span text:style-name="Strong_20_Emphasis"><text:span text:style-name="T56">Model</text:span></text:span><text:span text:style-name="T36">.<text:line-break/>Klik op </text:span><text:span text:style-name="Strong_20_Emphasis"><text:span text:style-name="T39">Toepassen</text:span></text:span><text:span text:style-name="T36">. Klik bij </text:span><text:span text:style-name="Strong_20_Emphasis"><text:span text:style-name="T39">Wilt u een testpagina afdrukken?</text:span></text:span><text:span text:style-name="T36"> op </text:span><text:span text:style-name="Strong_20_Emphasis"><text:span text:style-name="T39">Annuleren</text:span></text:span><text:span text:style-name="T36">.</text:span></text:p>
            </text:list-item>
            <text:list-item>
              <text:p text:style-name="P18"><text:span text:style-name="T88">Ga naar </text:span><text:span text:style-name="Strong_20_Emphasis"><text:span text:style-name="T88">Server</text:span></text:span><text:span text:style-name="T88"> &gt; </text:span><text:span text:style-name="Strong_20_Emphasis"><text:span text:style-name="T88">Instellingen</text:span></text:span><text:span text:style-name="T88">, vin</text:span><text:span text:style-name="T89">k aan <text:line-break/></text:span><text:span text:style-name="Strong_20_Emphasis"><text:span text:style-name="T89">Gedeelde printers verbonden met dit systeem publiceren</text:span></text:span><text:span text:style-name="T89">, en klik op </text:span><text:span text:style-name="Strong_20_Emphasis"><text:span text:style-name="T89">OK</text:span></text:span><text:span text:style-name="T89">.</text:span></text:p>
            </text:list-item>
            <text:list-item>
              <text:p text:style-name="P19"><text:span text:style-name="T88">Klik rechts op de printer en selecteer </text:span><text:span text:style-name="Strong_20_Emphasis"><text:span text:style-name="T88">Eigenschappen</text:span></text:span><text:span text:style-name="T88">. <text:line-break/>Klik op </text:span><text:span text:style-name="Strong_20_Emphasis"><text:span text:style-name="T88">Tactieken</text:span></text:span><text:span text:style-name="T88"> en zorg dat alle drie opties </text:span><text:span text:style-name="Strong_20_Emphasis"><text:span text:style-name="T88">Aangezet</text:span></text:span><text:span text:style-name="T88">, </text:span><text:span text:style-name="Strong_20_Emphasis"><text:span text:style-name="T88">Accepteert taken</text:span></text:span><text:span text:style-name="T88">, en </text:span><text:span text:style-name="Strong_20_Emphasis"><text:span text:style-name="T88">Gedeeld</text:span></text:span><text:span text:style-name="T88"> zijn aangevinkt (i.v.m. printen van Windows naar Ubuntu). <text:line-break/>Klik op </text:span><text:span text:style-name="Strong_20_Emphasis"><text:span text:style-name="T88">Annuleren</text:span></text:span><text:span text:style-name="T88"> respecievelijk</text:span><text:span text:style-name="Strong_20_Emphasis"><text:span text:style-name="T88"> OK</text:span></text:span><text:span text:style-name="T88">.</text:span></text:p>
            </text:list-item>
            <text:list-item>
              <text:p text:style-name="P18"><text:span text:style-name="T89">Sluit </text:span><text:span text:style-name="Strong_20_Emphasis"><text:span text:style-name="T70">Printen – localhost</text:span></text:span><text:span text:style-name="T70"> af.</text:span></text:p>
            </text:list-item>
          </text:list>
          <text:p text:style-name="P16"/>
          <text:list text:continue-numbering="true">
            <text:list-item>
              <text:p text:style-name="P18"><text:span text:style-name="T89">Zorg dat de </text:span><text:span text:style-name="Emphasis"><text:span text:style-name="T89">eventuele</text:span></text:span><text:span text:style-name="T89"> PC met printer aan staat.</text:span></text:p>
            </text:list-item>
            <text:list-item>
              <text:p text:style-name="P18"><text:span text:style-name="T89">Open de Dash, zoek </text:span><text:span text:style-name="User_20_Entry"><text:span text:style-name="T95">afd</text:span></text:span><text:span text:style-name="T89"> en klik op </text:span><text:span text:style-name="Strong_20_Emphasis"><text:span text:style-name="T89">Afdrukken</text:span></text:span><text:span text:style-name="T89"> en ga naar </text:span><text:span text:style-name="Strong_20_Emphasis"><text:span text:style-name="T89">Server</text:span></text:span><text:span text:style-name="T89"> &gt; </text:span><text:span text:style-name="Strong_20_Emphasis"><text:span text:style-name="T89">Instellingen.</text:span></text:span><text:span text:style-name="T89"><text:line-break/>Vink aan </text:span><text:span text:style-name="Strong_20_Emphasis"><text:span text:style-name="T89">Door andere systemen gedeelde printers tonen</text:span></text:span><text:span text:style-name="T89"> en klik op </text:span><text:span text:style-name="Strong_20_Emphasis"><text:span text:style-name="T89">OK</text:span></text:span><text:span text:style-name="T89">.<text:line-break/></text:span><text:span text:style-name="T70">Sluit </text:span><text:span text:style-name="Strong_20_Emphasis"><text:span text:style-name="T70">Printen – localhost</text:span></text:span><text:span text:style-name="T70"> af.</text:span></text:p>
              <text:p text:style-name="P20"/>
              <text:p text:style-name="P20"/>
            </text:list-item>
          </text:list>
        </text:list-item>
        <text:list-item>
          <text:p text:style-name="P13">Software installeren.</text:p>
          <text:list>
            <text:list-header>
              <text:p text:style-name="P13"/>
            </text:list-header>
            <text:list-item>
              <text:p text:style-name="P18"><text:span text:style-name="T88">Aanmelden als </text:span><text:span text:style-name="Definition"><text:span text:style-name="T94">&lt;Gebruiker&gt;</text:span></text:span><text:span text:style-name="T88">.</text:span></text:p>
              <text:p text:style-name="P23"><text:span text:style-name="Strong_20_Emphasis"><text:span text:style-name="T46"/></text:span></text:p>
            </text:list-item>
            <text:list-item>
              <text:p text:style-name="P23"><text:span text:style-name="Strong_20_Emphasis"><text:span text:style-name="T46">Voer de installatie uit via </text:span></text:span><text:span text:style-name="Strong_20_Emphasis"><text:span text:style-name="T48">Terminalvenster</text:span></text:span><text:span text:style-name="Strong_20_Emphasis"><text:span text:style-name="T46">.</text:span></text:span></text:p>
            </text:list-item>
            <text:list-item>
              <text:p text:style-name="P26"><text:span text:style-name="User_20_Entry"><text:span text:style-name="T54">$ cd /tmp;wget karelzimmer.nl/gs;bash gs</text:span></text:span></text:p>
            </text:list-item>
            <text:list-item>
              <text:p text:style-name="P26"><text:span text:style-name="User_20_Entry"><text:span text:style-name="T60">$ sudo ./install.sh</text:span></text:span><text:span text:style-name="User_20_Entry"><text:span text:style-name="T48"><text:line-break/></text:span></text:span><text:span text:style-name="User_20_Entry"><text:span text:style-name="T36">Volg de aanwijzingen van het installatiescript.</text:span></text:span></text:p>
              <text:p text:style-name="P26"><text:span text:style-name="Emphasis"><text:span text:style-name="T22"/></text:span></text:p>
            </text:list-item>
            <text:list-item>
              <text:p text:style-name="P29"><text:span text:style-name="Emphasis"><text:span text:style-name="T28">Indien gewenst</text:span></text:span><text:span text:style-name="Emphasis"><text:span text:style-name="T27">:<text:tab/><text:line-break/></text:span></text:span><text:span text:style-name="T36">Download ICA Client “Citrix Receiver for Linux” (Telewerken) via </text:span><text:a xlink:type="simple" xlink:href="http://citrix.nl/"><text:span text:style-name="Internet_20_link"><text:span text:style-name="T102">citrix.nl</text:span></text:span></text:a><text:span text:style-name="T36"> &gt; </text:span><text:span text:style-name="Strong_20_Emphasis"><text:span text:style-name="T63">Downloads</text:span></text:span><text:span text:style-name="T36"> &gt; onder </text:span><text:span text:style-name="Strong_20_Emphasis"><text:span text:style-name="T63">Featured Downloads</text:span></text:span><text:span text:style-name="T62">:</text:span><text:span text:style-name="T36"> </text:span><text:span text:style-name="Strong_20_Emphasis"><text:span text:style-name="T63">Citrix Receiver</text:span></text:span><text:span text:style-name="T36"> &gt; onder </text:span><text:span text:style-name="Strong_20_Emphasis"><text:span text:style-name="T63">for Desktop</text:span></text:span><text:span text:style-name="T36">: </text:span><text:span text:style-name="Strong_20_Emphasis"><text:span text:style-name="T63">Linux</text:span></text:span><text:span text:style-name="T36">. <text:line-break/>Kijk voor </text:span><text:span text:style-name="Emphasis"><text:span text:style-name="T27">32-bit</text:span></text:span><text:span text:style-name="T27"> onder </text:span><text:span text:style-name="Strong_20_Emphasis"><text:span text:style-name="T29">For x86 Systems</text:span></text:span><text:span text:style-name="T27"> en voor </text:span><text:span text:style-name="Emphasis"><text:span text:style-name="T27">64-bit</text:span></text:span><text:span text:style-name="T27"> onder </text:span><text:span text:style-name="Strong_20_Emphasis"><text:span text:style-name="T29">For 64-bit Systems</text:span></text:span><text:span text:style-name="T27">.<text:line-break/></text:span><text:span text:style-name="T36">Klik achter </text:span><text:span text:style-name="Strong_20_Emphasis"><text:span text:style-name="T63">.deb</text:span></text:span><text:span text:style-name="T36"> op </text:span><text:span text:style-name="Strong_20_Emphasis"><text:span text:style-name="T63">Download</text:span></text:span><text:span text:style-name="T36">.<text:line-break/>Kies </text:span><text:span text:style-name="Strong_20_Emphasis"><text:span text:style-name="T64">Openen met Ubuntu softwarecentrum (standaard)</text:span></text:span><text:span text:style-name="T36"> en klik op </text:span><text:span text:style-name="Strong_20_Emphasis"><text:span text:style-name="T64">OK</text:span></text:span><text:span text:style-name="T36">.<text:line-break/></text:span><text:span text:style-name="User_20_Entry"><text:span text:style-name="T31">Klik op </text:span></text:span><text:span text:style-name="Strong_20_Emphasis"><text:span text:style-name="T32">Installeren</text:span></text:span><text:span text:style-name="User_20_Entry"><text:span text:style-name="T31">. Plaats een vinkje voor </text:span></text:span><text:span text:style-name="Strong_20_Emphasis"><text:span text:style-name="T30">Do you accept the EULA</text:span></text:span><text:span text:style-name="User_20_Entry"><text:span text:style-name="T31"> en klik op </text:span></text:span><text:span text:style-name="Strong_20_Emphasis"><text:span text:style-name="T30">Volgende</text:span></text:span><text:span text:style-name="User_20_Entry"><text:span text:style-name="T31">.<text:line-break/>Sluit </text:span></text:span><text:span text:style-name="Strong_20_Emphasis"><text:span text:style-name="T32">Ubuntu softwarecentrum</text:span></text:span><text:span text:style-name="User_20_Entry"><text:span text:style-name="T12"> af.</text:span></text:span></text:p>
              <text:p text:style-name="P29"><text:span text:style-name="User_20_Entry"><text:span text:style-name="T12"/></text:span></text:p>
              <text:p text:style-name="P29"><text:span text:style-name="User_20_Entry"><text:span text:style-name="T12"/></text:span></text:p>
            </text:list-item>
          </text:list>
        </text:list-item>
        <text:list-item>
          <text:p text:style-name="P31">Gebruiker inrichten.</text:p>
          <text:list>
            <text:list-header>
              <text:p text:style-name="P21"/>
            </text:list-header>
            <text:list-item>
              <text:p text:style-name="P22"><text:span text:style-name="T92">Aanmelden als </text:span><text:span text:style-name="Definition"><text:span text:style-name="T97">&lt;Gebruiker&gt;</text:span></text:span><text:span text:style-name="T92">.</text:span></text:p>
              <text:p text:style-name="P35"><text:span text:style-name="Strong_20_Emphasis"><text:span text:style-name="T93"/></text:span></text:p>
            </text:list-item>
            <text:list-item>
              <text:p text:style-name="P35"><text:span text:style-name="T88">Stel e-mail in via de</text:span><text:span text:style-name="T92"> Dash, klik op</text:span><text:span text:style-name="T88"> </text:span><text:span text:style-name="Strong_20_Emphasis"><text:span text:style-name="T88">E-mail lezen</text:span></text:span><text:span text:style-name="Strong_20_Emphasis"><text:span text:style-name="T90"> en klik </text:span></text:span><text:span text:style-name="Strong_20_Emphasis"><text:span text:style-name="T88">Volgende</text:span></text:span><text:span text:style-name="Strong_20_Emphasis"><text:span text:style-name="T90">, of klik op envelopsymbool rechtsboven &gt; </text:span></text:span><text:span text:style-name="Strong_20_Emphasis"><text:span text:style-name="T94">E-mail (instellen)</text:span></text:span><text:span text:style-name="Strong_20_Emphasis"><text:span text:style-name="T90">.</text:span></text:span></text:p>
            </text:list-item>
            <text:list-item>
              <text:p text:style-name="P29">Klik op <text:span text:style-name="Strong_20_Emphasis">Versturen &amp; ontvangen</text:span>, geef het <text:span text:style-name="Strong_20_Emphasis">POP-wachtwoord</text:span> op en vink aan <text:line-break/><text:span text:style-name="Strong_20_Emphasis">Dit wachtwoord onthouden</text:span>, klik op <text:span text:style-name="Strong_20_Emphasis">OK</text:span>.</text:p>
            </text:list-item>
            <text:list-item>
              <text:p text:style-name="P36">Verstuur een test-e-mail.</text:p>
              <text:p text:style-name="P36"/>
            </text:list-item>
          </text:list>
        </text:list-item>
      </text:list>
      <text:p text:style-name="P9"><text:span text:style-name="Emphasis"><text:span text:style-name="T42"/></text:span></text:p>
      <text:list xml:id="list957373796" text:continue-numbering="true" text:style-name="L2">
        <text:list-header>
          <text:p text:style-name="P39"><text:span text:style-name="Emphasis"><text:span text:style-name="T36">6. Gebruiker inrichten (vervolg).</text:span></text:span></text:p>
          <text:p text:style-name="P29"><text:span text:style-name="Emphasis"><text:span text:style-name="T36"/></text:span></text:p>
          <text:list text:continue-numbering="true">
            <text:list-item>
              <text:p text:style-name="P29"><text:span text:style-name="Emphasis"><text:span text:style-name="T42">Activeer enkelklik om internetadres te selecteren </text:span></text:span><text:span text:style-name="T42">via starter</text:span><text:span text:style-name="Emphasis"><text:span text:style-name="T42"> </text:span></text:span><text:span text:style-name="Emphasis"><text:span text:style-name="T43">Firefox webbrowser</text:span></text:span><text:span text:style-name="Emphasis"><text:span text:style-name="T42"> of via de Dash, klik op </text:span></text:span><text:span text:style-name="Strong_20_Emphasis"><text:span text:style-name="T58">Op het web surfen</text:span></text:span><text:span text:style-name="Emphasis"><text:span text:style-name="T42">. Ga</text:span></text:span><text:span text:style-name="Emphasis"><text:span text:style-name="T13"> naar </text:span></text:span><text:span text:style-name="User_20_Entry"><text:span text:style-name="T17">about:config</text:span></text:span><text:span text:style-name="Emphasis"><text:span text:style-name="T13"> en </text:span></text:span><text:span text:style-name="Emphasis"><text:span text:style-name="T9">Filter</text:span></text:span><text:span text:style-name="Emphasis"><text:span text:style-name="T13"> </text:span></text:span><text:span text:style-name="User_20_Entry"><text:span text:style-name="T17">click</text:span></text:span><text:span text:style-name="Emphasis"><text:span text:style-name="T13">. <text:line-break/></text:span></text:span><text:span text:style-name="Emphasis"><text:span text:style-name="T42">Dubbelklik regel </text:span></text:span><text:span text:style-name="Emphasis"><text:span text:style-name="T43">browser.urlbar.clickSelectsAll</text:span></text:span><text:span text:style-name="Emphasis"><text:span text:style-name="T42"> (w</text:span></text:span><text:span text:style-name="Emphasis"><text:span text:style-name="T13">aarde verandert in </text:span></text:span><text:span text:style-name="Emphasis"><text:span text:style-name="T9">true</text:span></text:span><text:span text:style-name="Emphasis"><text:span text:style-name="T13">).</text:span></text:span></text:p>
            </text:list-item>
            <text:list-item>
              <text:p text:style-name="P29"><text:span text:style-name="Emphasis"><text:span text:style-name="T10">Stel het juiste papierformaat in via </text:span></text:span><text:span text:style-name="Strong_20_Emphasis"><text:span text:style-name="T7">Bestand</text:span></text:span><text:span text:style-name="Emphasis"><text:span text:style-name="T10"> &gt; </text:span></text:span><text:span text:style-name="Strong_20_Emphasis"><text:span text:style-name="T7">Pagina-instellingen</text:span></text:span><text:span text:style-name="Emphasis"><text:span text:style-name="T10"> &gt; </text:span></text:span><text:span text:style-name="Strong_20_Emphasis"><text:span text:style-name="T7">Papiergrootte</text:span></text:span><text:span text:style-name="Emphasis"><text:span text:style-name="T10"> &gt; </text:span></text:span><text:span text:style-name="Strong_20_Emphasis"><text:span text:style-name="T7">A4</text:span></text:span><text:span text:style-name="Emphasis"><text:span text:style-name="T10">. <text:line-break/>Klik op </text:span></text:span><text:span text:style-name="Strong_20_Emphasis"><text:span text:style-name="T7">Toepassen</text:span></text:span><text:span text:style-name="Emphasis"><text:span text:style-name="T10">.</text:span></text:span></text:p>
            </text:list-item>
            <text:list-item>
              <text:p text:style-name="P29"><text:span text:style-name="Emphasis"><text:span text:style-name="T10">Synchroniseer Firefox-gegevens via </text:span></text:span><text:span text:style-name="Strong_20_Emphasis"><text:span text:style-name="T20">Extra</text:span></text:span><text:span text:style-name="Emphasis"><text:span text:style-name="T10"> &gt; </text:span></text:span><text:span text:style-name="Strong_20_Emphasis"><text:span text:style-name="T20">Sync instellen</text:span></text:span><text:span text:style-name="Emphasis"><text:span text:style-name="T10"> (bewaar de </text:span></text:span><text:span text:style-name="T20">passphrase</text:span><text:span text:style-name="Emphasis"><text:span text:style-name="T10"> op een veilige plaats) of synchroniseer samen met een ander apparaat (computer, tablet, telefoon, etc.) via </text:span></text:span><text:span text:style-name="Strong_20_Emphasis"><text:span text:style-name="T20">Bewerken</text:span></text:span><text:span text:style-name="Emphasis"><text:span text:style-name="T10"> &gt; </text:span></text:span><text:span text:style-name="Strong_20_Emphasis"><text:span text:style-name="T20">Voorkeuren</text:span></text:span><text:span text:style-name="Emphasis"><text:span text:style-name="T10"> &gt; </text:span></text:span><text:span text:style-name="Strong_20_Emphasis"><text:span text:style-name="T20">Sync</text:span></text:span><text:span text:style-name="Emphasis"><text:span text:style-name="T10"> &gt; </text:span></text:span><text:span text:style-name="Strong_20_Emphasis"><text:span text:style-name="T20">Een apparaat toevoegen.</text:span></text:span></text:p>
              <text:p text:style-name="P29"><text:span text:style-name="Emphasis"><text:span text:style-name="T10"/></text:span></text:p>
            </text:list-item>
            <text:list-item>
              <text:p text:style-name="P29"><text:span text:style-name="T48">Activeer enkelklik om te openen via starter </text:span><text:span text:style-name="Strong_20_Emphasis"><text:span text:style-name="T48">Persoonlijke map</text:span></text:span><text:span text:style-name="T48"> &gt; </text:span><text:span text:style-name="Strong_20_Emphasis"><text:span text:style-name="T48">Bewerken</text:span></text:span><text:span text:style-name="T48"> &gt; <text:line-break/></text:span><text:span text:style-name="Strong_20_Emphasis"><text:span text:style-name="T48">Voorkeuren</text:span></text:span><text:span text:style-name="T48"> &gt; tab </text:span><text:span text:style-name="Strong_20_Emphasis"><text:span text:style-name="T48">Gedrag</text:span></text:span><text:span text:style-name="T48">. Kies </text:span><text:span text:style-name="Strong_20_Emphasis"><text:span text:style-name="T48">Eénmalig klikken om items te openen</text:span></text:span><text:span text:style-name="T48">. Klik op </text:span><text:span text:style-name="Strong_20_Emphasis"><text:span text:style-name="T48">Sluiten</text:span></text:span><text:span text:style-name="T48">.</text:span></text:p>
            </text:list-item>
          </text:list>
          <text:p text:style-name="P33"/>
          <text:list text:continue-numbering="true">
            <text:list-item>
              <text:p text:style-name="P29"><text:span text:style-name="T48">Wijzig de gebruikersafbeelding via de Dash, zoek </text:span><text:span text:style-name="User_20_Entry"><text:span text:style-name="T60">geb</text:span></text:span><text:span text:style-name="T48"> en klik op </text:span><text:span text:style-name="Strong_20_Emphasis"><text:span text:style-name="T60">Gebruikersaccount</text:span></text:span><text:span text:style-name="T48">. <text:line-break/>Klik links naast </text:span><text:span text:style-name="Definition"><text:span text:style-name="T94">&lt;Gebruiker&gt;</text:span></text:span><text:span text:style-name="T48">, selecteer </text:span><text:span text:style-name="Definition"><text:span text:style-name="T94">&lt;Gebruikersafbeelding&gt;</text:span></text:span><text:span text:style-name="T48"> en sluit het venster.</text:span></text:p>
              <text:p text:style-name="P33"/>
            </text:list-item>
            <text:list-item>
              <text:p text:style-name="P26"><text:span text:style-name="Numbering_20_Symbols"><text:span text:style-name="T10">Wijzig schermbeveiliging via de Dash, </text:span></text:span><text:span text:style-name="Numbering_20_Symbols">zoek</text:span><text:span text:style-name="Numbering_20_Symbols"><text:span text:style-name="T36"> </text:span></text:span><text:span text:style-name="User_20_Entry"><text:span text:style-name="T54">sch</text:span></text:span><text:span text:style-name="Numbering_20_Symbols"><text:span text:style-name="T36"> en klik</text:span></text:span><text:span text:style-name="Numbering_20_Symbols"><text:span text:style-name="T10"> op </text:span></text:span><text:span text:style-name="Strong_20_Emphasis"><text:span text:style-name="T20">Scherm</text:span></text:span><text:span text:style-name="Numbering_20_Symbols"><text:span text:style-name="T10">. <text:line-break/>Klik onder </text:span></text:span><text:span text:style-name="Strong_20_Emphasis"><text:span text:style-name="T20">Vergrendelen</text:span></text:span><text:span text:style-name="Numbering_20_Symbols"><text:span text:style-name="T10"> (schuifje toont </text:span></text:span><text:span text:style-name="Strong_20_Emphasis"><text:span text:style-name="T20">UIT</text:span></text:span><text:span text:style-name="Numbering_20_Symbols"><text:span text:style-name="T10">) en s</text:span></text:span><text:span text:style-name="Emphasis"><text:span text:style-name="T18">luit het venster.</text:span></text:span></text:p>
              <text:p text:style-name="P18"><text:span text:style-name="Emphasis"><text:span text:style-name="T77"/></text:span></text:p>
            </text:list-item>
            <text:list-item>
              <text:p text:style-name="P26"><text:span text:style-name="Emphasis"><text:span text:style-name="T23">Indien gewenst:<text:line-break/></text:span></text:span><text:span text:style-name="Emphasis"><text:span text:style-name="T11">Maak standaard documenten aan in het Microsoft-formaat door het openen van een willekeurig LibreOffice-toepassing of -document.<text:line-break/>Ga naar </text:span></text:span><text:span text:style-name="Strong_20_Emphasis"><text:span text:style-name="T19">Extra</text:span></text:span><text:span text:style-name="Emphasis"><text:span text:style-name="T11"> &gt; </text:span></text:span><text:span text:style-name="Strong_20_Emphasis"><text:span text:style-name="T19">Opties</text:span></text:span><text:span text:style-name="Emphasis"><text:span text:style-name="T11"> &gt; </text:span></text:span><text:span text:style-name="Strong_20_Emphasis"><text:span text:style-name="T19">Laden/Opslaan</text:span></text:span><text:span text:style-name="Emphasis"><text:span text:style-name="T11"> &gt; </text:span></text:span><text:span text:style-name="Strong_20_Emphasis"><text:span text:style-name="T19">Algemeen</text:span></text:span><text:span text:style-name="Emphasis"><text:span text:style-name="T11">.<text:line-break/>Onder </text:span></text:span><text:span text:style-name="Strong_20_Emphasis"><text:span text:style-name="T19">Standaard bestandsindeling en ODF-instellingen</text:span></text:span><text:span text:style-name="Emphasis"><text:span text:style-name="T11">:<text:line-break/></text:span></text:span><text:span text:style-name="Strong_20_Emphasis"><text:span text:style-name="T19">Documenttype</text:span></text:span><text:span text:style-name="Emphasis"><text:span text:style-name="T11"><text:tab/><text:tab/></text:span></text:span><text:span text:style-name="Strong_20_Emphasis"><text:span text:style-name="T19">Altijd opslaan als</text:span></text:span><text:span text:style-name="Emphasis"><text:span text:style-name="T11"> <text:line-break/>Tekstdocument<text:tab/><text:tab/>Microsoft Word 97/2000/XP <text:line-break/>Werkblad<text:tab/><text:tab/><text:tab/><text:tab/>Microsoft Excel 97/2000/XP <text:line-break/>Presentatie<text:tab/><text:tab/><text:tab/>Microsoft PowerPoint 97/2000/XP<text:line-break/></text:span></text:span><text:span text:style-name="Emphasis"><text:span text:style-name="T26">Klik op </text:span></text:span><text:span text:style-name="Strong_20_Emphasis"><text:span text:style-name="T26">OK</text:span></text:span><text:span text:style-name="Emphasis"><text:span text:style-name="T11"> en sluit LibreOffice af.</text:span></text:span></text:p>
              <text:p text:style-name="P18"><text:span text:style-name="Emphasis"><text:span text:style-name="T77"/></text:span></text:p>
            </text:list-item>
            <text:list-item>
              <text:p text:style-name="P18"><text:span text:style-name="Emphasis"><text:span text:style-name="T77">Indien gewenst:<text:line-break/></text:span></text:span><text:span text:style-name="Numbering_20_Symbols"><text:span text:style-name="T16">Stel automatische snapshotbackup in via de Dash, <text:line-break/></text:span></text:span><text:span text:style-name="Numbering_20_Symbols"><text:span text:style-name="T77">zoek</text:span></text:span><text:span text:style-name="Numbering_20_Symbols"><text:span text:style-name="T16"> </text:span></text:span><text:span text:style-name="User_20_Entry"><text:span text:style-name="T87">bac</text:span></text:span><text:span text:style-name="Numbering_20_Symbols"><text:span text:style-name="T16"> en klik op </text:span></text:span><text:span text:style-name="Strong_20_Emphasis"><text:span text:style-name="T78">Back In Time</text:span></text:span><text:span text:style-name="Numbering_20_Symbols"><text:span text:style-name="T16">. <text:line-break/>Maak elke 10 minuten tot elk uur een backup </text:span></text:span><text:span text:style-name="Strong_20_Emphasis"><text:span text:style-name="T76">naar </text:span></text:span><text:span text:style-name="Numbering_20_Symbols"><text:span text:style-name="T16">/home/</text:span></text:span><text:span text:style-name="Definition"><text:span text:style-name="T101">&lt;Gebruikersnaam&gt;</text:span></text:span><text:span text:style-name="Strong_20_Emphasis"><text:span text:style-name="T76">/.backup.<text:line-break/>B</text:span></text:span><text:span text:style-name="Numbering_20_Symbols"><text:span text:style-name="T16">ackup relevante mappen naar keuze zoals /home/</text:span></text:span><text:span text:style-name="Definition"><text:span text:style-name="T101">&lt;Gebruikersnaam&gt;</text:span></text:span><text:span text:style-name="Strong_20_Emphasis"><text:span text:style-name="T76">/Documenten.<text:line-break/>Sluit bij het gebruik van versleutelde persoonlijke mappen uit </text:span></text:span><text:span text:style-name="Numbering_20_Symbols"><text:span text:style-name="T16">/home/</text:span></text:span><text:span text:style-name="Definition"><text:span text:style-name="T101">&lt;Gebruikersnaam&gt;</text:span></text:span><text:span text:style-name="Strong_20_Emphasis"><text:span text:style-name="T76">/.ecryptfs en </text:span></text:span><text:span text:style-name="Numbering_20_Symbols"><text:span text:style-name="T16">/home/</text:span></text:span><text:span text:style-name="Definition"><text:span text:style-name="T101">&lt;Gebruikersnaam&gt;</text:span></text:span><text:span text:style-name="Strong_20_Emphasis"><text:span text:style-name="T76">/.Private</text:span></text:span><text:span text:style-name="Emphasis"><text:span text:style-name="T85">.</text:span></text:span></text:p>
              <text:p text:style-name="P18"><text:span text:style-name="Emphasis"><text:span text:style-name="T85"/></text:span></text:p>
              <text:p text:style-name="P34"/>
            </text:list-item>
          </text:list>
        </text:list-header>
        <text:list-item>
          <text:p text:style-name="P34">Installatie afronden.</text:p>
          <text:p text:style-name="P34"/>
          <text:list>
            <text:list-item>
              <text:p text:style-name="P37"><text:span text:style-name="Strong_20_Emphasis"><text:span text:style-name="T44">Aanmelden als </text:span></text:span><text:span text:style-name="Definition"><text:span text:style-name="T2">&lt;Gebruiker&gt;</text:span></text:span><text:span text:style-name="Strong_20_Emphasis"><text:span text:style-name="T44">.</text:span></text:span></text:p>
              <text:p text:style-name="P18"><text:span text:style-name="Strong_20_Emphasis"><text:span text:style-name="T90"/></text:span></text:p>
            </text:list-item>
            <text:list-item>
              <text:p text:style-name="P37"><text:span text:style-name="Strong_20_Emphasis"><text:span text:style-name="T44">Voer de backup uit via </text:span></text:span><text:span text:style-name="Strong_20_Emphasis"><text:span text:style-name="T45">Terminalvenster</text:span></text:span><text:span text:style-name="Strong_20_Emphasis"><text:span text:style-name="T44">.</text:span></text:span></text:p>
            </text:list-item>
            <text:list-item>
              <text:p text:style-name="P23"><text:span text:style-name="User_20_Entry"><text:span text:style-name="T60">$ cd /tmp;wget karelzimmer.nl/gs;bash gs</text:span></text:span></text:p>
            </text:list-item>
            <text:list-item>
              <text:p text:style-name="P37"><text:span text:style-name="User_20_Entry"><text:span text:style-name="T52">$ </text:span></text:span><text:span text:style-name="User_20_Entry"><text:span text:style-name="T60">sudo ./backup.sh</text:span></text:span><text:span text:style-name="User_20_Entry"><text:span text:style-name="T48"><text:line-break/></text:span></text:span><text:span text:style-name="T34">Volg de aanwijzingen van het backupscript.</text:span></text:p>
              <text:p text:style-name="P32"/>
            </text:list-item>
          </text:list>
        </text:list-item>
      </text:list>
      <text:p text:style-name="P3"/>
      <text:list xml:id="list1246285698950400939" text:style-name="L3">
        <text:list-header>
          <text:p text:style-name="P38"><text:span text:style-name="Strong_20_Emphasis"><text:span text:style-name="T48">Note:<text:tab/><text:tab/></text:span></text:span><text:span text:style-name="T46">Installatie </text:span><text:span text:style-name="Definition"><text:span text:style-name="T96">&lt;Computernaam&gt;</text:span></text:span><text:span text:style-name="T46"> voltooid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Ubuntu2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size="10.5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size="10.5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DejaVuSans" style:font-size-asian="24pt" style:font-weight-asian="bold" style:font-name-complex="Lucida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size="10.5pt" fo:font-style="normal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Ubuntu" fo:font-size="10.5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size="10pt" style:text-underline-style="none" fo:background-color="transparent" style:font-name-asian="DejaVu Sans Mono" style:font-name-complex="DejaVu Sans Mono"/>
    </style:style>
    <style:style style:name="Emphasis" style:family="text">
      <style:text-properties style:font-name="Ubuntu1" fo:font-size="10.5pt" fo:font-style="italic" style:text-underline-style="none" style:font-style-asian="italic" style:font-style-complex="italic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font-name="Ubuntu2" fo:font-size="10.5pt" fo:font-style="italic" style:text-underline-style="none" fo:font-weight="bold" style:text-blinking="false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style:font-name="Ubuntu3" fo:font-size="10.5pt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T1" style:family="text">
      <style:text-properties fo:language="nl" fo:country="NL" style:language-asian="nl" style:country-asian="N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common Ubuntu 11.10 desktop</text:file-name><text:tab/><text:date style:data-style-name="N36" text:date-value="2013-06-15T10:49:12">15-06-2013</text:date></text:p>
      </style:header>
      <style:footer>
        <text:p text:style-name="MP2"/>
        <text:p text:style-name="Footer"><text:span text:style-name="MT1">Karel Zimmer</text:span><text:tab/><text:tab/><text:page-number style:num-format="1" text:select-page="current">4</text:page-number>/<text:page-count style:num-format="1">4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subject>Installatie PC software</dc:subject>
    <meta:initial-creator>Karel Zimmer</meta:initial-creator>
    <meta:creation-date>1995-11-21T17:41:00</meta:creation-date>
    <dc:date>2013-06-15T10:49:12</dc:date>
    <meta:printed-by>Karel Zimmer</meta:printed-by>
    <meta:print-date>2010-10-15T14:31:07</meta:print-date>
    <meta:keyword>Installatie</meta:keyword>
    <meta:keyword>Checklist</meta:keyword>
    <meta:keyword>Linux</meta:keyword>
    <meta:editing-cycles>2850</meta:editing-cycles>
    <meta:editing-duration>P6DT21H51M46S</meta:editing-duration>
    <dc:creator>Karel Zimmer</dc:creator>
    <meta:document-statistic meta:table-count="0" meta:image-count="0" meta:object-count="0" meta:page-count="4" meta:paragraph-count="77" meta:word-count="1285" meta:character-count="8655" meta:non-whitespace-character-count="7307"/>
    <meta:user-defined meta:name="Info 1"/>
    <meta:user-defined meta:name="Info 2"/>
    <meta:user-defined meta:name="Info 3"/>
    <meta:user-defined meta:name="Info 4"/>
  </office:meta>
</office:document-meta>
</file>